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Bodoni MT Black" svg:font-family="'Bodoni MT Black'" style:font-pitch="variable"/>
    <style:font-face style:name="Bodoni MT Black1" svg:font-family="'Bodoni MT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1cm" svg:stroke-color="#000000" draw:stroke-linejoin="round" svg:stroke-linecap="butt" draw:fill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7cm" svg:stroke-color="#0094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2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6cm" svg:stroke-color="#dddddd" draw:stroke-linejoin="round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5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4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4cm" svg:stroke-color="#000080" draw:stroke-linejoin="miter" svg:stroke-linecap="butt" draw:fill="none" fo:padding-top="0.007cm" fo:padding-bottom="0.007cm" fo:padding-left="0.007cm" fo:padding-right="0.007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5.5pt" style:font-size-asian="5.5pt" style:font-size-complex="5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9.5pt" style:font-size-asian="9.5pt" style:font-size-complex="9.5pt"/>
    </style:style>
    <style:style style:name="T1" style:family="text">
      <style:text-properties fo:color="#000000" loext:opacity="100%" style:font-name="Arial" fo:font-size="5.5pt" fo:font-weight="normal" style:font-name-asian="Arial" style:font-size-asian="5.5pt" style:font-weight-asian="normal" style:font-name-complex="Arial" style:font-size-complex="5.5pt" style:font-weight-complex="normal"/>
    </style:style>
    <style:style style:name="T2" style:family="text">
      <style:text-properties fo:color="#000000" loext:opacity="100%" style:font-name="Arial" fo:font-size="5.5pt" fo:font-weight="normal" style:font-name-asian="Arial" style:font-size-asian="5.5pt" style:font-weight-asian="normal" style:font-name-complex="Arial" style:font-size-complex="5.5pt" style:font-weight-complex="normal" style:text-scale="106%"/>
    </style:style>
    <style:style style:name="T3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 style:text-scale="104%"/>
    </style:style>
    <style:style style:name="T4" style:family="text">
      <style:text-properties fo:color="#000000" loext:opacity="100%" style:font-name="Times New Roman1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5" style:family="text">
      <style:text-properties fo:color="#000000" loext:opacity="100%" style:font-name="Bodoni MT Black1" fo:font-size="7pt" fo:font-weight="normal" style:font-name-asian="Bodoni MT Black1" style:font-size-asian="7pt" style:font-weight-asian="normal" style:font-name-complex="Bodoni MT Black1" style:font-size-complex="7pt" style:font-weight-complex="normal" style:text-scale="103%"/>
    </style:style>
    <style:style style:name="T6" style:family="text">
      <style:text-properties fo:color="#000000" loext:opacity="100%" style:font-name="Liberation Serif2" fo:font-size="7pt" fo:font-weight="normal" style:font-name-asian="Liberation Serif2" style:font-size-asian="7pt" style:font-weight-asian="normal" style:font-name-complex="Liberation Serif2" style:font-size-complex="7pt" style:font-weight-complex="normal" style:text-scale="105%"/>
    </style:style>
    <style:style style:name="T7" style:family="text">
      <style:text-properties fo:color="#000000" loext:opacity="100%" style:font-name="Liberation Serif2" fo:font-size="7pt" fo:font-weight="normal" style:font-name-asian="Liberation Serif2" style:font-size-asian="7pt" style:font-weight-asian="normal" style:font-name-complex="Liberation Serif2" style:font-size-complex="7pt" style:font-weight-complex="normal"/>
    </style:style>
    <style:style style:name="T8" style:family="text">
      <style:text-properties fo:color="#000080" loext:opacity="100%" style:font-name="Liberation Serif2" fo:font-size="11pt" fo:font-weight="normal" style:font-name-asian="Liberation Serif2" style:font-size-asian="11pt" style:font-weight-asian="normal" style:font-name-complex="Liberation Serif2" style:font-size-complex="11pt" style:font-weight-complex="normal" style:text-scale="106%"/>
    </style:style>
    <style:style style:name="T9" style:family="text">
      <style:text-properties fo:color="#000080" loext:opacity="100%" style:font-name="Liberation Serif2" fo:font-size="11pt" fo:font-weight="normal" style:font-name-asian="Liberation Serif2" style:font-size-asian="11pt" style:font-weight-asian="normal" style:font-name-complex="Liberation Serif2" style:font-size-complex="11pt" style:font-weight-complex="normal"/>
    </style:style>
    <style:style style:name="T10" style:family="text">
      <style:text-properties fo:color="#000000" loext:opacity="100%" style:font-name="Times New Roman1" fo:font-size="9pt" fo:font-weight="normal" style:font-name-asian="Times New Roman1" style:font-size-asian="9pt" style:font-weight-asian="normal" style:font-name-complex="Times New Roman1" style:font-size-complex="9pt" style:font-weight-complex="normal" style:text-scale="104%"/>
    </style:style>
    <style:style style:name="T11" style:family="text">
      <style:text-properties fo:color="#000000" loext:opacity="100%" style:font-name="Times New Roman1" fo:font-size="9.5pt" fo:font-weight="normal" style:font-name-asian="Times New Roman1" style:font-size-asian="9.5pt" style:font-weight-asian="normal" style:font-name-complex="Times New Roman1" style:font-size-complex="9.5pt" style:font-weight-complex="normal"/>
    </style:style>
    <style:style style:name="T12" style:family="text">
      <style:text-properties fo:color="#000000" loext:opacity="100%" style:font-name="Times New Roman1" fo:font-size="9.5pt" fo:font-weight="normal" style:font-name-asian="Times New Roman1" style:font-size-asian="9.5pt" style:font-weight-asian="normal" style:font-name-complex="Times New Roman1" style:font-size-complex="9.5pt" style:font-weight-complex="normal" style:text-scale="95%"/>
    </style:style>
    <style:style style:name="T13" style:family="text">
      <style:text-properties fo:color="#000080" loext:opacity="100%" style:font-name="Liberation Serif2" fo:font-size="7pt" fo:font-weight="normal" style:font-name-asian="Liberation Serif2" style:font-size-asian="7pt" style:font-weight-asian="normal" style:font-name-complex="Liberation Serif2" style:font-size-complex="7pt" style:font-weight-complex="normal" style:text-scale="105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666cm" svg:y1="28.802cm" svg:x2="0.666cm" svg:y2="29.134cm">
          <text:p/>
        </draw:line>
        <draw:line draw:style-name="gr1" draw:text-style-name="P1" draw:layer="layout" svg:x1="5.591cm" svg:y1="28.799cm" svg:x2="5.591cm" svg:y2="29.134cm">
          <text:p/>
        </draw:line>
        <draw:line draw:style-name="gr1" draw:text-style-name="P1" draw:layer="layout" svg:x1="0.663cm" svg:y1="28.802cm" svg:x2="5.591cm" svg:y2="28.802cm">
          <text:p/>
        </draw:line>
        <draw:line draw:style-name="gr1" draw:text-style-name="P1" draw:layer="layout" svg:x1="0.666cm" svg:y1="29.134cm" svg:x2="5.591cm" svg:y2="29.134cm">
          <text:p/>
        </draw:line>
        <draw:frame draw:style-name="gr2" draw:text-style-name="P3" draw:layer="layout" svg:width="4.794cm" svg:height="0.221cm" svg:x="0.706cm" svg:y="28.864cm">
          <draw:text-box>
            <text:p text:style-name="P2"><text:span text:style-name="T1">saras.cbse.gov.in/SARAS/MandatoryDisclosure/Details</text:span></text:p>
          </draw:text-box>
        </draw:frame>
        <draw:line draw:style-name="gr1" draw:text-style-name="P1" draw:layer="layout" svg:x1="20.076cm" svg:y1="28.802cm" svg:x2="20.076cm" svg:y2="29.134cm">
          <text:p/>
        </draw:line>
        <draw:line draw:style-name="gr1" draw:text-style-name="P1" draw:layer="layout" svg:x1="20.415cm" svg:y1="28.799cm" svg:x2="20.415cm" svg:y2="29.134cm">
          <text:p/>
        </draw:line>
        <draw:line draw:style-name="gr1" draw:text-style-name="P1" draw:layer="layout" svg:x1="20.073cm" svg:y1="28.802cm" svg:x2="20.415cm" svg:y2="28.802cm">
          <text:p/>
        </draw:line>
        <draw:line draw:style-name="gr1" draw:text-style-name="P1" draw:layer="layout" svg:x1="20.076cm" svg:y1="29.134cm" svg:x2="20.415cm" svg:y2="29.134cm">
          <text:p/>
        </draw:line>
        <draw:polygon draw:style-name="gr3" draw:text-style-name="P1" draw:layer="layout" svg:width="9.328cm" svg:height="0.561cm" svg:x="10.819cm" svg:y="11.389cm" svg:viewBox="0 0 9329 562" draw:points="4665,562 0,562 0,0 9329,0 9329,562">
          <text:p/>
        </draw:polygon>
        <draw:polygon draw:style-name="gr3" draw:text-style-name="P1" draw:layer="layout" svg:width="9.328cm" svg:height="0.561cm" svg:x="10.819cm" svg:y="12.419cm" svg:viewBox="0 0 9329 562" draw:points="4665,562 0,562 0,0 9329,0 9329,562">
          <text:p/>
        </draw:polygon>
        <draw:polygon draw:style-name="gr3" draw:text-style-name="P1" draw:layer="layout" svg:width="9.328cm" svg:height="0.56cm" svg:x="10.819cm" svg:y="13.45cm" svg:viewBox="0 0 9329 561" draw:points="4665,561 0,561 0,0 9329,0 9329,561">
          <text:p/>
        </draw:polygon>
        <draw:polygon draw:style-name="gr3" draw:text-style-name="P1" draw:layer="layout" svg:width="9.328cm" svg:height="0.557cm" svg:x="10.819cm" svg:y="14.48cm" svg:viewBox="0 0 9329 558" draw:points="4665,558 0,558 0,0 9329,0 9329,558">
          <text:p/>
        </draw:polygon>
        <draw:polygon draw:style-name="gr3" draw:text-style-name="P1" draw:layer="layout" svg:width="9.328cm" svg:height="0.558cm" svg:x="10.819cm" svg:y="15.407cm" svg:viewBox="0 0 9329 559" draw:points="4665,559 0,559 0,0 9329,0 9329,559">
          <text:p/>
        </draw:polygon>
        <draw:polygon draw:style-name="gr3" draw:text-style-name="P1" draw:layer="layout" svg:width="9.328cm" svg:height="0.557cm" svg:x="10.819cm" svg:y="16.304cm" svg:viewBox="0 0 9329 558" draw:points="4665,558 0,558 0,0 9329,0 9329,558">
          <text:p/>
        </draw:polygon>
        <draw:polygon draw:style-name="gr3" draw:text-style-name="P1" draw:layer="layout" svg:width="9.328cm" svg:height="0.558cm" svg:x="10.819cm" svg:y="17.693cm" svg:viewBox="0 0 9329 559" draw:points="4665,559 0,559 0,0 9329,0 9329,559">
          <text:p/>
        </draw:polygon>
        <draw:polygon draw:style-name="gr3" draw:text-style-name="P1" draw:layer="layout" svg:width="8.848cm" svg:height="0.561cm" svg:x="11.299cm" svg:y="21.884cm" svg:viewBox="0 0 8849 562" draw:points="4425,562 0,562 0,0 8849,0 8849,562">
          <text:p/>
        </draw:polygon>
        <draw:polygon draw:style-name="gr3" draw:text-style-name="P1" draw:layer="layout" svg:width="8.848cm" svg:height="0.561cm" svg:x="11.299cm" svg:y="22.77cm" svg:viewBox="0 0 8849 562" draw:points="4425,562 0,562 0,0 8849,0 8849,562">
          <text:p/>
        </draw:polygon>
        <draw:polygon draw:style-name="gr3" draw:text-style-name="P1" draw:layer="layout" svg:width="8.848cm" svg:height="0.558cm" svg:x="11.299cm" svg:y="23.655cm" svg:viewBox="0 0 8849 559" draw:points="4425,559 0,559 0,0 8849,0 8849,559">
          <text:p/>
        </draw:polygon>
        <draw:polygon draw:style-name="gr3" draw:text-style-name="P1" draw:layer="layout" svg:width="8.848cm" svg:height="0.558cm" svg:x="11.299cm" svg:y="24.957cm" svg:viewBox="0 0 8849 559" draw:points="4425,559 0,559 0,0 8849,0 8849,559">
          <text:p/>
        </draw:polygon>
        <draw:polygon draw:style-name="gr3" draw:text-style-name="P1" draw:layer="layout" svg:width="8.848cm" svg:height="0.561cm" svg:x="11.299cm" svg:y="25.839cm" svg:viewBox="0 0 8849 562" draw:points="4425,562 0,562 0,0 8849,0 8849,562">
          <text:p/>
        </draw:polygon>
        <draw:polygon draw:style-name="gr3" draw:text-style-name="P1" draw:layer="layout" svg:width="9.328cm" svg:height="0.557cm" svg:x="10.819cm" svg:y="10.363cm" svg:viewBox="0 0 9329 558" draw:points="4665,558 0,558 0,0 9329,0 9329,558">
          <text:p/>
        </draw:polygon>
        <draw:frame draw:style-name="gr4" draw:text-style-name="P3" draw:layer="layout" svg:width="0.277cm" svg:height="0.221cm" svg:x="20.112cm" svg:y="28.864cm">
          <draw:text-box>
            <text:p text:style-name="P2"><text:span text:style-name="T2">1/2</text:span></text:p>
          </draw:text-box>
        </draw:frame>
        <draw:frame draw:style-name="gr4" draw:text-style-name="P3" draw:layer="layout" svg:width="0.811cm" svg:height="0.221cm" svg:x="10.911cm" svg:y="0.687cm">
          <draw:text-box>
            <text:p text:style-name="P2"><text:span text:style-name="T2">- SARAS</text:span></text:p>
          </draw:text-box>
        </draw:frame>
        <draw:frame draw:style-name="gr5" draw:text-style-name="P4" draw:layer="layout" svg:width="5.061cm" svg:height="0.471cm" svg:x="7.952cm" svg:y="1.488cm">
          <draw:text-box>
            <text:p text:style-name="P2"><text:span text:style-name="T3">Mandatory Public Disclosure</text:span></text:p>
          </draw:text-box>
        </draw:frame>
        <draw:frame draw:style-name="gr6" draw:text-style-name="P5" draw:layer="layout" svg:width="4.273cm" svg:height="0.353cm" svg:x="0.766cm" svg:y="1.959cm">
          <draw:text-box>
            <text:p text:style-name="P2"><text:span text:style-name="T4">A: GENERAL INFORMATION:</text:span></text:p>
          </draw:text-box>
        </draw:frame>
        <draw:line draw:style-name="gr7" draw:text-style-name="P1" draw:layer="layout" svg:x1="0.765cm" svg:y1="2.326cm" svg:x2="20.334cm" svg:y2="2.326cm">
          <text:p/>
        </draw:line>
        <draw:line draw:style-name="gr7" draw:text-style-name="P1" draw:layer="layout" svg:x1="0.765cm" svg:y1="2.965cm" svg:x2="20.334cm" svg:y2="2.965cm">
          <text:p/>
        </draw:line>
        <draw:line draw:style-name="gr7" draw:text-style-name="P1" draw:layer="layout" svg:x1="0.765cm" svg:y1="3.607cm" svg:x2="20.334cm" svg:y2="3.607cm">
          <text:p/>
        </draw:line>
        <draw:line draw:style-name="gr7" draw:text-style-name="P1" draw:layer="layout" svg:x1="0.765cm" svg:y1="4.246cm" svg:x2="20.334cm" svg:y2="4.246cm">
          <text:p/>
        </draw:line>
        <draw:line draw:style-name="gr7" draw:text-style-name="P1" draw:layer="layout" svg:x1="0.765cm" svg:y1="4.888cm" svg:x2="20.334cm" svg:y2="4.888cm">
          <text:p/>
        </draw:line>
        <draw:line draw:style-name="gr7" draw:text-style-name="P1" draw:layer="layout" svg:x1="0.765cm" svg:y1="6.242cm" svg:x2="20.334cm" svg:y2="6.242cm">
          <text:p/>
        </draw:line>
        <draw:line draw:style-name="gr7" draw:text-style-name="P1" draw:layer="layout" svg:x1="0.765cm" svg:y1="6.881cm" svg:x2="20.334cm" svg:y2="6.881cm">
          <text:p/>
        </draw:line>
        <draw:line draw:style-name="gr7" draw:text-style-name="P1" draw:layer="layout" svg:x1="0.765cm" svg:y1="7.523cm" svg:x2="20.334cm" svg:y2="7.523cm">
          <text:p/>
        </draw:line>
        <draw:line draw:style-name="gr7" draw:text-style-name="P1" draw:layer="layout" svg:x1="0.765cm" svg:y1="8.161cm" svg:x2="20.334cm" svg:y2="8.161cm">
          <text:p/>
        </draw:line>
        <draw:line draw:style-name="gr7" draw:text-style-name="P1" draw:layer="layout" svg:x1="0.765cm" svg:y1="8.803cm" svg:x2="20.334cm" svg:y2="8.803cm">
          <text:p/>
        </draw:line>
        <draw:line draw:style-name="gr7" draw:text-style-name="P1" draw:layer="layout" svg:x1="0.776cm" svg:y1="2.312cm" svg:x2="0.776cm" svg:y2="8.818cm">
          <text:p/>
        </draw:line>
        <draw:line draw:style-name="gr7" draw:text-style-name="P1" draw:layer="layout" svg:x1="1.957cm" svg:y1="2.312cm" svg:x2="1.957cm" svg:y2="8.818cm">
          <text:p/>
        </draw:line>
        <draw:line draw:style-name="gr7" draw:text-style-name="P1" draw:layer="layout" svg:x1="7.39cm" svg:y1="2.312cm" svg:x2="7.39cm" svg:y2="8.818cm">
          <text:p/>
        </draw:line>
        <draw:line draw:style-name="gr7" draw:text-style-name="P1" draw:layer="layout" svg:x1="20.32cm" svg:y1="2.312cm" svg:x2="20.32cm" svg:y2="8.818cm">
          <text:p/>
        </draw:line>
        <draw:frame draw:style-name="gr5" draw:text-style-name="P4" draw:layer="layout" svg:width="2.855cm" svg:height="0.471cm" svg:x="17.406cm" svg:y="1.184cm">
          <draw:text-box>
            <text:p text:style-name="P2"><text:span text:style-name="T3">APPENDIX -IX</text:span></text:p>
          </draw:text-box>
        </draw:frame>
        <draw:frame draw:style-name="gr8" draw:text-style-name="P6" draw:layer="layout" svg:width="0.734cm" svg:height="0.348cm" svg:x="0.945cm" svg:y="2.45cm">
          <draw:text-box>
            <text:p text:style-name="P2"><text:span text:style-name="T5">S No.</text:span></text:p>
          </draw:text-box>
        </draw:frame>
        <draw:frame draw:style-name="gr8" draw:text-style-name="P6" draw:layer="layout" svg:width="2.021cm" svg:height="0.348cm" svg:x="2.124cm" svg:y="2.45cm">
          <draw:text-box>
            <text:p text:style-name="P2"><text:span text:style-name="T5">INFORMATION</text:span></text:p>
          </draw:text-box>
        </draw:frame>
        <draw:frame draw:style-name="gr8" draw:text-style-name="P6" draw:layer="layout" svg:width="1.204cm" svg:height="0.348cm" svg:x="7.557cm" svg:y="2.45cm">
          <draw:text-box>
            <text:p text:style-name="P2"><text:span text:style-name="T5">DETAILS</text:span></text:p>
          </draw:text-box>
        </draw:frame>
        <draw:frame draw:style-name="gr9" draw:text-style-name="P6" draw:layer="layout" svg:width="0.259cm" svg:height="0.276cm" svg:x="0.945cm" svg:y="3.148cm">
          <draw:text-box>
            <text:p text:style-name="P2"><text:span text:style-name="T6">1</text:span></text:p>
          </draw:text-box>
        </draw:frame>
        <draw:frame draw:style-name="gr9" draw:text-style-name="P6" draw:layer="layout" svg:width="2.766cm" svg:height="0.276cm" svg:x="2.124cm" svg:y="3.148cm">
          <draw:text-box>
            <text:p text:style-name="P2"><text:span text:style-name="T6">NAME OF THE SCHOOL</text:span></text:p>
          </draw:text-box>
        </draw:frame>
        <draw:frame draw:style-name="gr9" draw:text-style-name="P6" draw:layer="layout" svg:width="9.612cm" svg:height="0.276cm" svg:x="7.557cm" svg:y="3.148cm">
          <draw:text-box>
            <text:p text:style-name="P2"><text:span text:style-name="T6">SHRI MAA SHARDA INTERNATIONAL PUBLIC SCHOOL AIT BILAYAN JALAUN UP</text:span></text:p>
          </draw:text-box>
        </draw:frame>
        <draw:frame draw:style-name="gr9" draw:text-style-name="P6" draw:layer="layout" svg:width="0.259cm" svg:height="0.276cm" svg:x="0.945cm" svg:y="3.79cm">
          <draw:text-box>
            <text:p text:style-name="P2"><text:span text:style-name="T6">2</text:span></text:p>
          </draw:text-box>
        </draw:frame>
        <draw:frame draw:style-name="gr9" draw:text-style-name="P6" draw:layer="layout" svg:width="4.062cm" svg:height="0.276cm" svg:x="2.124cm" svg:y="3.79cm">
          <draw:text-box>
            <text:p text:style-name="P2"><text:span text:style-name="T6">AFFILIATION NO.(IF APPLICABLE)</text:span></text:p>
          </draw:text-box>
        </draw:frame>
        <draw:frame draw:style-name="gr9" draw:text-style-name="P6" draw:layer="layout" svg:width="0.891cm" svg:height="0.276cm" svg:x="7.557cm" svg:y="3.79cm">
          <draw:text-box>
            <text:p text:style-name="P2"><text:span text:style-name="T6">2133305</text:span></text:p>
          </draw:text-box>
        </draw:frame>
        <draw:frame draw:style-name="gr9" draw:text-style-name="P6" draw:layer="layout" svg:width="0.259cm" svg:height="0.276cm" svg:x="0.945cm" svg:y="4.428cm">
          <draw:text-box>
            <text:p text:style-name="P2"><text:span text:style-name="T6">3</text:span></text:p>
          </draw:text-box>
        </draw:frame>
        <draw:frame draw:style-name="gr9" draw:text-style-name="P6" draw:layer="layout" svg:width="3.825cm" svg:height="0.276cm" svg:x="2.124cm" svg:y="4.428cm">
          <draw:text-box>
            <text:p text:style-name="P2"><text:span text:style-name="T6">SCHOOL CODE (IF APPLICABLE)</text:span></text:p>
          </draw:text-box>
        </draw:frame>
        <draw:frame draw:style-name="gr9" draw:text-style-name="P6" draw:layer="layout" svg:width="0.637cm" svg:height="0.276cm" svg:x="7.557cm" svg:y="4.428cm">
          <draw:text-box>
            <text:p text:style-name="P2"><text:span text:style-name="T6">71522</text:span></text:p>
          </draw:text-box>
        </draw:frame>
        <draw:frame draw:style-name="gr9" draw:text-style-name="P6" draw:layer="layout" svg:width="0.259cm" svg:height="0.276cm" svg:x="0.945cm" svg:y="5.07cm">
          <draw:text-box>
            <text:p text:style-name="P2"><text:span text:style-name="T6">4</text:span></text:p>
          </draw:text-box>
        </draw:frame>
        <draw:frame draw:style-name="gr9" draw:text-style-name="P6" draw:layer="layout" svg:width="4.511cm" svg:height="0.276cm" svg:x="2.124cm" svg:y="5.07cm">
          <draw:text-box>
            <text:p text:style-name="P2"><text:span text:style-name="T6">COMPLETE ADDRESS WITH PIN CODE</text:span></text:p>
          </draw:text-box>
        </draw:frame>
        <draw:frame draw:style-name="gr10" draw:text-style-name="P6" draw:layer="layout" svg:width="6.369cm" svg:height="0.276cm" svg:x="7.557cm" svg:y="5.07cm">
          <draw:text-box>
            <text:p text:style-name="P2"><text:span text:style-name="T7">SHRI MAA SHARDA INTERNATIONAL PUBLIC SCHOOL </text:span></text:p>
          </draw:text-box>
        </draw:frame>
        <draw:frame draw:style-name="gr10" draw:text-style-name="P6" draw:layer="layout" svg:width="8.536cm" svg:height="0.276cm" svg:x="7.557cm" svg:y="5.511cm">
          <draw:text-box>
            <text:p text:style-name="P2"><text:span text:style-name="T7">NEAR AIT BILAYAN TOLL PLAAZA, NH 27 JHANSI KANPUR HIGHWAY AIT</text:span></text:p>
          </draw:text-box>
        </draw:frame>
        <draw:frame draw:style-name="gr10" draw:text-style-name="P6" draw:layer="layout" svg:width="3.947cm" svg:height="0.276cm" svg:x="7.557cm" svg:y="5.956cm">
          <draw:text-box>
            <text:p text:style-name="P2"><text:span text:style-name="T7">UTTAR PRADESH, JALAUN, 285201</text:span></text:p>
          </draw:text-box>
        </draw:frame>
        <draw:frame draw:style-name="gr9" draw:text-style-name="P6" draw:layer="layout" svg:width="0.259cm" svg:height="0.276cm" svg:x="0.945cm" svg:y="6.425cm">
          <draw:text-box>
            <text:p text:style-name="P2"><text:span text:style-name="T6">5</text:span></text:p>
          </draw:text-box>
        </draw:frame>
        <draw:frame draw:style-name="gr9" draw:text-style-name="P6" draw:layer="layout" svg:width="2.119cm" svg:height="0.276cm" svg:x="2.124cm" svg:y="6.425cm">
          <draw:text-box>
            <text:p text:style-name="P2"><text:span text:style-name="T6">PRINCIPAL NAME</text:span></text:p>
          </draw:text-box>
        </draw:frame>
        <draw:frame draw:style-name="gr9" draw:text-style-name="P6" draw:layer="layout" svg:width="0.259cm" svg:height="0.276cm" svg:x="0.945cm" svg:y="7.063cm">
          <draw:text-box>
            <text:p text:style-name="P2"><text:span text:style-name="T6">6</text:span></text:p>
          </draw:text-box>
        </draw:frame>
        <draw:frame draw:style-name="gr9" draw:text-style-name="P6" draw:layer="layout" svg:width="3.342cm" svg:height="0.276cm" svg:x="2.124cm" svg:y="7.063cm">
          <draw:text-box>
            <text:p text:style-name="P2"><text:span text:style-name="T6">PRINCIPAL QUALIFICATION</text:span></text:p>
          </draw:text-box>
        </draw:frame>
        <draw:frame draw:style-name="gr9" draw:text-style-name="P6" draw:layer="layout" svg:width="0.259cm" svg:height="0.276cm" svg:x="0.945cm" svg:y="7.706cm">
          <draw:text-box>
            <text:p text:style-name="P2"><text:span text:style-name="T6">7</text:span></text:p>
          </draw:text-box>
        </draw:frame>
        <draw:frame draw:style-name="gr9" draw:text-style-name="P6" draw:layer="layout" svg:width="2.212cm" svg:height="0.276cm" svg:x="2.124cm" svg:y="7.706cm">
          <draw:text-box>
            <text:p text:style-name="P2"><text:span text:style-name="T6">SCHOOL EMAIL ID</text:span></text:p>
          </draw:text-box>
        </draw:frame>
        <draw:frame draw:style-name="gr9" draw:text-style-name="P6" draw:layer="layout" svg:width="2.14cm" svg:height="0.276cm" svg:x="7.557cm" svg:y="7.706cm">
          <draw:text-box>
            <text:p text:style-name="P2"><text:span text:style-name="T6">smsipsb@gmail.com</text:span></text:p>
          </draw:text-box>
        </draw:frame>
        <draw:frame draw:style-name="gr9" draw:text-style-name="P6" draw:layer="layout" svg:width="0.259cm" svg:height="0.276cm" svg:x="0.945cm" svg:y="8.344cm">
          <draw:text-box>
            <text:p text:style-name="P2"><text:span text:style-name="T6">8</text:span></text:p>
          </draw:text-box>
        </draw:frame>
        <draw:frame draw:style-name="gr9" draw:text-style-name="P6" draw:layer="layout" svg:width="4.883cm" svg:height="0.276cm" svg:x="2.124cm" svg:y="8.344cm">
          <draw:text-box>
            <text:p text:style-name="P2"><text:span text:style-name="T6">CONTACT DETAILS (LANDLINE/MOBILE)</text:span></text:p>
          </draw:text-box>
        </draw:frame>
        <draw:frame draw:style-name="gr10" draw:text-style-name="P6" draw:layer="layout" svg:width="3.583cm" svg:height="0.276cm" svg:x="7.557cm" svg:y="8.344cm">
          <draw:text-box>
            <text:p text:style-name="P2"><text:span text:style-name="T7">+91-8962560564 / +91-8765550925</text:span></text:p>
          </draw:text-box>
        </draw:frame>
        <draw:line draw:style-name="gr7" draw:text-style-name="P1" draw:layer="layout" svg:x1="0.765cm" svg:y1="9.537cm" svg:x2="20.33cm" svg:y2="9.537cm">
          <text:p/>
        </draw:line>
        <draw:line draw:style-name="gr7" draw:text-style-name="P1" draw:layer="layout" svg:x1="0.765cm" svg:y1="10.179cm" svg:x2="20.33cm" svg:y2="10.179cm">
          <text:p/>
        </draw:line>
        <draw:line draw:style-name="gr7" draw:text-style-name="P1" draw:layer="layout" svg:x1="0.765cm" svg:y1="11.181cm" svg:x2="20.33cm" svg:y2="11.181cm">
          <text:p/>
        </draw:line>
        <draw:line draw:style-name="gr7" draw:text-style-name="P1" draw:layer="layout" svg:x1="0.765cm" svg:y1="12.183cm" svg:x2="20.33cm" svg:y2="12.183cm">
          <text:p/>
        </draw:line>
        <draw:line draw:style-name="gr7" draw:text-style-name="P1" draw:layer="layout" svg:x1="0.765cm" svg:y1="13.185cm" svg:x2="20.33cm" svg:y2="13.185cm">
          <text:p/>
        </draw:line>
        <draw:line draw:style-name="gr7" draw:text-style-name="P1" draw:layer="layout" svg:x1="0.765cm" svg:y1="14.187cm" svg:x2="20.33cm" svg:y2="14.187cm">
          <text:p/>
        </draw:line>
        <draw:line draw:style-name="gr7" draw:text-style-name="P1" draw:layer="layout" svg:x1="0.765cm" svg:y1="15.189cm" svg:x2="20.33cm" svg:y2="15.189cm">
          <text:p/>
        </draw:line>
        <draw:line draw:style-name="gr7" draw:text-style-name="P1" draw:layer="layout" svg:x1="0.765cm" svg:y1="16.191cm" svg:x2="20.33cm" svg:y2="16.191cm">
          <text:p/>
        </draw:line>
        <draw:line draw:style-name="gr7" draw:text-style-name="P1" draw:layer="layout" svg:x1="0.765cm" svg:y1="17.552cm" svg:x2="20.33cm" svg:y2="17.552cm">
          <text:p/>
        </draw:line>
        <draw:line draw:style-name="gr7" draw:text-style-name="P1" draw:layer="layout" svg:x1="0.765cm" svg:y1="18.41cm" svg:x2="20.33cm" svg:y2="18.41cm">
          <text:p/>
        </draw:line>
        <draw:line draw:style-name="gr7" draw:text-style-name="P1" draw:layer="layout" svg:x1="0.776cm" svg:y1="9.523cm" svg:x2="0.776cm" svg:y2="18.424cm">
          <text:p/>
        </draw:line>
        <draw:line draw:style-name="gr7" draw:text-style-name="P1" draw:layer="layout" svg:x1="1.88cm" svg:y1="9.523cm" svg:x2="1.88cm" svg:y2="18.424cm">
          <text:p/>
        </draw:line>
        <draw:line draw:style-name="gr7" draw:text-style-name="P1" draw:layer="layout" svg:x1="10.653cm" svg:y1="9.523cm" svg:x2="10.653cm" svg:y2="18.424cm">
          <text:p/>
        </draw:line>
        <draw:line draw:style-name="gr7" draw:text-style-name="P1" draw:layer="layout" svg:x1="20.316cm" svg:y1="9.523cm" svg:x2="20.316cm" svg:y2="18.424cm">
          <text:p/>
        </draw:line>
        <draw:frame draw:style-name="gr6" draw:text-style-name="P5" draw:layer="layout" svg:width="5.759cm" svg:height="0.353cm" svg:x="0.766cm" svg:y="9.167cm">
          <draw:text-box>
            <text:p text:style-name="P2"><text:span text:style-name="T4">B: <text:s text:c="2"/>DOCUMENTS AND <text:s/>INFORMATION:</text:span></text:p>
          </draw:text-box>
        </draw:frame>
        <draw:frame draw:style-name="gr8" draw:text-style-name="P6" draw:layer="layout" svg:width="0.734cm" svg:height="0.348cm" svg:x="0.945cm" svg:y="9.665cm">
          <draw:text-box>
            <text:p text:style-name="P2"><text:span text:style-name="T5">S No.</text:span></text:p>
          </draw:text-box>
        </draw:frame>
        <draw:frame draw:style-name="gr8" draw:text-style-name="P6" draw:layer="layout" svg:width="3.901cm" svg:height="0.348cm" svg:x="2.05cm" svg:y="9.665cm">
          <draw:text-box>
            <text:p text:style-name="P2"><text:span text:style-name="T5">DOCUMENTS/INFORMATION</text:span></text:p>
          </draw:text-box>
        </draw:frame>
        <draw:frame draw:style-name="gr8" draw:text-style-name="P6" draw:layer="layout" svg:width="9.142cm" svg:height="0.348cm" svg:x="10.823cm" svg:y="9.665cm">
          <draw:text-box>
            <text:p text:style-name="P2"><text:span text:style-name="T5">LINKS OF UPLOADED DOCUMENTS ON YOUR SCHOOL'S WEBSITE</text:span></text:p>
          </draw:text-box>
        </draw:frame>
        <draw:frame draw:style-name="gr9" draw:text-style-name="P6" draw:layer="layout" svg:width="0.259cm" svg:height="0.276cm" svg:x="0.945cm" svg:y="10.362cm">
          <draw:text-box>
            <text:p text:style-name="P2"><text:span text:style-name="T6">1</text:span></text:p>
          </draw:text-box>
        </draw:frame>
        <draw:frame draw:style-name="gr9" draw:text-style-name="P6" draw:layer="layout" svg:width="6.483cm" svg:height="0.276cm" svg:x="2.05cm" svg:y="10.362cm">
          <draw:text-box>
            <text:p text:style-name="P2"><text:span text:style-name="T6">COPIES OF AFFILIATION/UPGRADATION LETTER AND </text:span></text:p>
          </draw:text-box>
        </draw:frame>
        <draw:frame draw:style-name="gr9" draw:text-style-name="P6" draw:layer="layout" svg:width="5.463cm" svg:height="0.276cm" svg:x="2.05cm" svg:y="10.704cm">
          <draw:text-box>
            <text:p text:style-name="P2"><text:span text:style-name="T6">RECENT EXTENSION OF AFFILIATION, IF ANY</text:span></text:p>
          </draw:text-box>
        </draw:frame>
        <draw:line draw:style-name="gr11" draw:text-style-name="P1" draw:layer="layout" svg:x1="14.957cm" svg:y1="10.747cm" svg:x2="16.023cm" svg:y2="10.747cm">
          <text:p/>
        </draw:line>
        <draw:frame draw:style-name="gr12" draw:text-style-name="P7" draw:layer="layout" svg:width="1.09cm" svg:height="0.433cm" svg:x="14.958cm" svg:y="10.367cm">
          <draw:text-box>
            <text:p text:style-name="P2"><text:span text:style-name="T8">VIEW</text:span></text:p>
          </draw:text-box>
        </draw:frame>
        <draw:frame draw:style-name="gr9" draw:text-style-name="P6" draw:layer="layout" svg:width="0.259cm" svg:height="0.276cm" svg:x="0.945cm" svg:y="11.364cm">
          <draw:text-box>
            <text:p text:style-name="P2"><text:span text:style-name="T6">2</text:span></text:p>
          </draw:text-box>
        </draw:frame>
        <draw:frame draw:style-name="gr9" draw:text-style-name="P6" draw:layer="layout" svg:width="4.866cm" svg:height="0.276cm" svg:x="2.05cm" svg:y="11.364cm">
          <draw:text-box>
            <text:p text:style-name="P2"><text:span text:style-name="T6">COPIES OF SOCIETIES/TRUST/COMPANY </text:span></text:p>
          </draw:text-box>
        </draw:frame>
        <draw:frame draw:style-name="gr9" draw:text-style-name="P6" draw:layer="layout" svg:width="6.902cm" svg:height="0.276cm" svg:x="2.05cm" svg:y="11.706cm">
          <draw:text-box>
            <text:p text:style-name="P2"><text:span text:style-name="T6">REGISTRATION/RENEWAL CERTIFICATE, AS APPLICABLE</text:span></text:p>
          </draw:text-box>
        </draw:frame>
        <draw:line draw:style-name="gr11" draw:text-style-name="P1" draw:layer="layout" svg:x1="14.982cm" svg:y1="11.848cm" svg:x2="15.994cm" svg:y2="11.848cm">
          <text:p/>
        </draw:line>
        <draw:frame draw:style-name="gr13" draw:text-style-name="P7" draw:layer="layout" svg:width="1.018cm" svg:height="0.433cm" svg:x="14.982cm" svg:y="11.467cm">
          <draw:text-box>
            <text:p text:style-name="P2"><text:span text:style-name="T9">VIEW</text:span></text:p>
          </draw:text-box>
        </draw:frame>
        <draw:frame draw:style-name="gr9" draw:text-style-name="P6" draw:layer="layout" svg:width="0.259cm" svg:height="0.276cm" svg:x="0.945cm" svg:y="12.366cm">
          <draw:text-box>
            <text:p text:style-name="P2"><text:span text:style-name="T6">3</text:span></text:p>
          </draw:text-box>
        </draw:frame>
        <draw:frame draw:style-name="gr9" draw:text-style-name="P6" draw:layer="layout" svg:width="6.75cm" svg:height="0.276cm" svg:x="2.05cm" svg:y="12.366cm">
          <draw:text-box>
            <text:p text:style-name="P2"><text:span text:style-name="T6">COPY OF NO OBJECTION CERTIFICATE (NOC) ISSUED, IF </text:span></text:p>
          </draw:text-box>
        </draw:frame>
        <draw:frame draw:style-name="gr9" draw:text-style-name="P6" draw:layer="layout" svg:width="4.671cm" svg:height="0.276cm" svg:x="2.05cm" svg:y="12.708cm">
          <draw:text-box>
            <text:p text:style-name="P2"><text:span text:style-name="T6">APPLICABLE, BY THE STATE GOVT./UT</text:span></text:p>
          </draw:text-box>
        </draw:frame>
        <draw:line draw:style-name="gr11" draw:text-style-name="P1" draw:layer="layout" svg:x1="14.982cm" svg:y1="12.85cm" svg:x2="15.994cm" svg:y2="12.85cm">
          <text:p/>
        </draw:line>
        <draw:frame draw:style-name="gr13" draw:text-style-name="P7" draw:layer="layout" svg:width="1.018cm" svg:height="0.433cm" svg:x="14.982cm" svg:y="12.469cm">
          <draw:text-box>
            <text:p text:style-name="P2"><text:span text:style-name="T9">VIEW</text:span></text:p>
          </draw:text-box>
        </draw:frame>
        <draw:frame draw:style-name="gr9" draw:text-style-name="P6" draw:layer="layout" svg:width="0.259cm" svg:height="0.276cm" svg:x="0.945cm" svg:y="13.368cm">
          <draw:text-box>
            <text:p text:style-name="P2"><text:span text:style-name="T6">4</text:span></text:p>
          </draw:text-box>
        </draw:frame>
        <draw:frame draw:style-name="gr9" draw:text-style-name="P6" draw:layer="layout" svg:width="8.168cm" svg:height="0.276cm" svg:x="2.05cm" svg:y="13.368cm">
          <draw:text-box>
            <text:p text:style-name="P2"><text:span text:style-name="T6">COPIES OF RECOGNITION CERTIFICATE UNDER RTE ACT, 2009, AND </text:span></text:p>
          </draw:text-box>
        </draw:frame>
        <draw:frame draw:style-name="gr9" draw:text-style-name="P6" draw:layer="layout" svg:width="3.664cm" svg:height="0.276cm" svg:x="2.05cm" svg:y="13.71cm">
          <draw:text-box>
            <text:p text:style-name="P2"><text:span text:style-name="T6">IT’S RENEWAL IF APPLICABLE</text:span></text:p>
          </draw:text-box>
        </draw:frame>
        <draw:frame draw:style-name="gr9" draw:text-style-name="P6" draw:layer="layout" svg:width="0.259cm" svg:height="0.276cm" svg:x="0.945cm" svg:y="14.37cm">
          <draw:text-box>
            <text:p text:style-name="P2"><text:span text:style-name="T6">5</text:span></text:p>
          </draw:text-box>
        </draw:frame>
        <draw:frame draw:style-name="gr9" draw:text-style-name="P6" draw:layer="layout" svg:width="7.444cm" svg:height="0.276cm" svg:x="2.05cm" svg:y="14.37cm">
          <draw:text-box>
            <text:p text:style-name="P2"><text:span text:style-name="T6">COPY OF VALID BUILDING SAFETY CERTIFICATE AS PER THE </text:span></text:p>
          </draw:text-box>
        </draw:frame>
        <draw:frame draw:style-name="gr9" draw:text-style-name="P6" draw:layer="layout" svg:width="3.351cm" svg:height="0.276cm" svg:x="2.05cm" svg:y="14.712cm">
          <draw:text-box>
            <text:p text:style-name="P2"><text:span text:style-name="T6">NATIONAL BUILDING CODE</text:span></text:p>
          </draw:text-box>
        </draw:frame>
        <draw:line draw:style-name="gr11" draw:text-style-name="P1" draw:layer="layout" svg:x1="14.982cm" svg:y1="14.854cm" svg:x2="15.994cm" svg:y2="14.854cm">
          <text:p/>
        </draw:line>
        <draw:frame draw:style-name="gr13" draw:text-style-name="P7" draw:layer="layout" svg:width="1.018cm" svg:height="0.433cm" svg:x="14.982cm" svg:y="14.473cm">
          <draw:text-box>
            <text:p text:style-name="P2"><text:span text:style-name="T9">VIEW</text:span></text:p>
          </draw:text-box>
        </draw:frame>
        <draw:frame draw:style-name="gr9" draw:text-style-name="P6" draw:layer="layout" svg:width="0.259cm" svg:height="0.276cm" svg:x="0.945cm" svg:y="15.371cm">
          <draw:text-box>
            <text:p text:style-name="P2"><text:span text:style-name="T6">6</text:span></text:p>
          </draw:text-box>
        </draw:frame>
        <draw:frame draw:style-name="gr9" draw:text-style-name="P6" draw:layer="layout" svg:width="7.22cm" svg:height="0.276cm" svg:x="2.05cm" svg:y="15.371cm">
          <draw:text-box>
            <text:p text:style-name="P2"><text:span text:style-name="T6">COPY OF VALID FIRE SAFETY CERTIFICATE ISSUED BY THE </text:span></text:p>
          </draw:text-box>
        </draw:frame>
        <draw:frame draw:style-name="gr9" draw:text-style-name="P6" draw:layer="layout" svg:width="3.067cm" svg:height="0.276cm" svg:x="2.05cm" svg:y="15.714cm">
          <draw:text-box>
            <text:p text:style-name="P2"><text:span text:style-name="T6">COMPETENT AUTHORITY</text:span></text:p>
          </draw:text-box>
        </draw:frame>
        <draw:line draw:style-name="gr11" draw:text-style-name="P1" draw:layer="layout" svg:x1="14.982cm" svg:y1="15.855cm" svg:x2="15.994cm" svg:y2="15.855cm">
          <text:p/>
        </draw:line>
        <draw:frame draw:style-name="gr13" draw:text-style-name="P7" draw:layer="layout" svg:width="1.018cm" svg:height="0.433cm" svg:x="14.982cm" svg:y="15.475cm">
          <draw:text-box>
            <text:p text:style-name="P2"><text:span text:style-name="T9">VIEW</text:span></text:p>
          </draw:text-box>
        </draw:frame>
        <draw:frame draw:style-name="gr9" draw:text-style-name="P6" draw:layer="layout" svg:width="0.259cm" svg:height="0.276cm" svg:x="0.945cm" svg:y="16.373cm">
          <draw:text-box>
            <text:p text:style-name="P2"><text:span text:style-name="T6">7</text:span></text:p>
          </draw:text-box>
        </draw:frame>
        <draw:frame draw:style-name="gr9" draw:text-style-name="P6" draw:layer="layout" svg:width="7.457cm" svg:height="0.276cm" svg:x="2.05cm" svg:y="16.373cm">
          <draw:text-box>
            <text:p text:style-name="P2"><text:span text:style-name="T6">COPY OF THE DEO CERTIFICATE SUBMITTED BY THE SCHOOL</text:span></text:p>
          </draw:text-box>
        </draw:frame>
        <draw:frame draw:style-name="gr9" draw:text-style-name="P6" draw:layer="layout" svg:width="0.557cm" svg:height="0.276cm" svg:x="2.05cm" svg:y="16.715cm">
          <draw:text-box>
            <text:p text:style-name="P2"><text:span text:style-name="T6">FOR </text:span></text:p>
          </draw:text-box>
        </draw:frame>
        <draw:frame draw:style-name="gr9" draw:text-style-name="P6" draw:layer="layout" svg:width="5.031cm" svg:height="0.276cm" svg:x="3.503cm" svg:y="16.715cm">
          <draw:text-box>
            <text:p text:style-name="P2"><text:span text:style-name="T6">AFFILIATION/UPGRADATION/EXTENSION </text:span></text:p>
          </draw:text-box>
        </draw:frame>
        <draw:frame draw:style-name="gr9" draw:text-style-name="P6" draw:layer="layout" svg:width="0.324cm" svg:height="0.276cm" svg:x="9.444cm" svg:y="16.715cm">
          <draw:text-box>
            <text:p text:style-name="P2"><text:span text:style-name="T6">OF</text:span></text:p>
          </draw:text-box>
        </draw:frame>
        <draw:frame draw:style-name="gr9" draw:text-style-name="P6" draw:layer="layout" svg:width="6.056cm" svg:height="0.276cm" svg:x="2.05cm" svg:y="17.058cm">
          <draw:text-box>
            <text:p text:style-name="P2"><text:span text:style-name="T6">AFFILIATIONOR SELF CERTIFICATION BY SCHOOL</text:span></text:p>
          </draw:text-box>
        </draw:frame>
        <draw:frame draw:style-name="gr9" draw:text-style-name="P6" draw:layer="layout" svg:width="0.259cm" svg:height="0.276cm" svg:x="0.945cm" svg:y="17.735cm">
          <draw:text-box>
            <text:p text:style-name="P2"><text:span text:style-name="T6">8</text:span></text:p>
          </draw:text-box>
        </draw:frame>
        <draw:frame draw:style-name="gr9" draw:text-style-name="P6" draw:layer="layout" svg:width="8.257cm" svg:height="0.276cm" svg:x="2.05cm" svg:y="17.735cm">
          <draw:text-box>
            <text:p text:style-name="P2"><text:span text:style-name="T6">COPIES OF VALID WATER, HEALTH AND SANITATION CERTIFICATES</text:span></text:p>
          </draw:text-box>
        </draw:frame>
        <draw:line draw:style-name="gr11" draw:text-style-name="P1" draw:layer="layout" svg:x1="14.982cm" svg:y1="18.219cm" svg:x2="15.994cm" svg:y2="18.219cm">
          <text:p/>
        </draw:line>
        <draw:frame draw:style-name="gr13" draw:text-style-name="P7" draw:layer="layout" svg:width="1.018cm" svg:height="0.433cm" svg:x="14.982cm" svg:y="17.839cm">
          <draw:text-box>
            <text:p text:style-name="P2"><text:span text:style-name="T9">VIEW</text:span></text:p>
          </draw:text-box>
        </draw:frame>
        <draw:frame draw:style-name="gr8" draw:text-style-name="P6" draw:layer="layout" svg:width="0.959cm" svg:height="0.348cm" svg:x="0.766cm" svg:y="19.288cm">
          <draw:text-box>
            <text:p text:style-name="P2"><text:span text:style-name="T5">NOTE: </text:span></text:p>
          </draw:text-box>
        </draw:frame>
        <draw:frame draw:style-name="gr9" draw:text-style-name="P6" draw:layer="layout" svg:width="16.914cm" svg:height="0.276cm" svg:x="1.715cm" svg:y="19.34cm">
          <draw:text-box>
            <text:p text:style-name="P2"><text:span text:style-name="T6">THE SCHOOLS NEEDS TO UPLOAD THE SELF ATTESTED COPIES OF ABOVE LISTED DOCUMENTS BY CHAIRMAN/MANAGER/SECRETARY AND </text:span></text:p>
          </draw:text-box>
        </draw:frame>
        <draw:frame draw:style-name="gr9" draw:text-style-name="P6" draw:layer="layout" svg:width="19.111cm" svg:height="0.276cm" svg:x="0.766cm" svg:y="19.799cm">
          <draw:text-box>
            <text:p text:style-name="P2"><text:span text:style-name="T6">PRINCIPAL. IN CASE, IT IS NOTICED AT LATER STAGE THAT UPLOADED DOCUMENTS ARE NOT GENUINE THEN SCHOOL SHALL BE LIABLE FOR ACTION AS PER</text:span></text:p>
          </draw:text-box>
        </draw:frame>
        <draw:frame draw:style-name="gr9" draw:text-style-name="P6" draw:layer="layout" svg:width="0.963cm" svg:height="0.276cm" svg:x="0.766cm" svg:y="20.247cm">
          <draw:text-box>
            <text:p text:style-name="P2"><text:span text:style-name="T6">NORMS.</text:span></text:p>
          </draw:text-box>
        </draw:frame>
        <draw:line draw:style-name="gr7" draw:text-style-name="P1" draw:layer="layout" svg:x1="0.765cm" svg:y1="21.059cm" svg:x2="20.334cm" svg:y2="21.059cm">
          <text:p/>
        </draw:line>
        <draw:line draw:style-name="gr7" draw:text-style-name="P1" draw:layer="layout" svg:x1="0.765cm" svg:y1="21.824cm" svg:x2="20.334cm" svg:y2="21.824cm">
          <text:p/>
        </draw:line>
        <draw:line draw:style-name="gr7" draw:text-style-name="P1" draw:layer="layout" svg:x1="0.765cm" svg:y1="22.682cm" svg:x2="20.334cm" svg:y2="22.682cm">
          <text:p/>
        </draw:line>
        <draw:line draw:style-name="gr7" draw:text-style-name="P1" draw:layer="layout" svg:x1="0.765cm" svg:y1="23.539cm" svg:x2="20.334cm" svg:y2="23.539cm">
          <text:p/>
        </draw:line>
        <draw:line draw:style-name="gr7" draw:text-style-name="P1" draw:layer="layout" svg:x1="0.765cm" svg:y1="24.396cm" svg:x2="20.334cm" svg:y2="24.396cm">
          <text:p/>
        </draw:line>
        <draw:line draw:style-name="gr7" draw:text-style-name="P1" draw:layer="layout" svg:x1="0.765cm" svg:y1="25.253cm" svg:x2="20.334cm" svg:y2="25.253cm">
          <text:p/>
        </draw:line>
        <draw:line draw:style-name="gr7" draw:text-style-name="P1" draw:layer="layout" svg:x1="0.765cm" svg:y1="26.703cm" svg:x2="20.334cm" svg:y2="26.703cm">
          <text:p/>
        </draw:line>
        <draw:line draw:style-name="gr7" draw:text-style-name="P1" draw:layer="layout" svg:x1="0.776cm" svg:y1="21.045cm" svg:x2="0.776cm" svg:y2="26.718cm">
          <text:p/>
        </draw:line>
        <draw:line draw:style-name="gr7" draw:text-style-name="P1" draw:layer="layout" svg:x1="1.957cm" svg:y1="21.045cm" svg:x2="1.957cm" svg:y2="26.718cm">
          <text:p/>
        </draw:line>
        <draw:line draw:style-name="gr7" draw:text-style-name="P1" draw:layer="layout" svg:x1="11.137cm" svg:y1="21.045cm" svg:x2="11.137cm" svg:y2="26.718cm">
          <text:p/>
        </draw:line>
        <draw:line draw:style-name="gr7" draw:text-style-name="P1" draw:layer="layout" svg:x1="20.32cm" svg:y1="21.045cm" svg:x2="20.32cm" svg:y2="26.718cm">
          <text:p/>
        </draw:line>
        <draw:frame draw:style-name="gr6" draw:text-style-name="P5" draw:layer="layout" svg:width="4.392cm" svg:height="0.353cm" svg:x="0.766cm" svg:y="20.688cm">
          <draw:text-box>
            <text:p text:style-name="P2"><text:span text:style-name="T4">C: RESULT AND ACADEMICS:</text:span></text:p>
          </draw:text-box>
        </draw:frame>
        <draw:frame draw:style-name="gr8" draw:text-style-name="P6" draw:layer="layout" svg:width="0.734cm" svg:height="0.348cm" svg:x="0.945cm" svg:y="21.186cm">
          <draw:text-box>
            <text:p text:style-name="P2"><text:span text:style-name="T5">S No.</text:span></text:p>
          </draw:text-box>
        </draw:frame>
        <draw:frame draw:style-name="gr8" draw:text-style-name="P6" draw:layer="layout" svg:width="3.901cm" svg:height="0.348cm" svg:x="2.124cm" svg:y="21.186cm">
          <draw:text-box>
            <text:p text:style-name="P2"><text:span text:style-name="T5">DOCUMENTS/INFORMATION</text:span></text:p>
          </draw:text-box>
        </draw:frame>
        <draw:frame draw:style-name="gr8" draw:text-style-name="P6" draw:layer="layout" svg:width="7.868cm" svg:height="0.348cm" svg:x="11.303cm" svg:y="21.186cm">
          <draw:text-box>
            <text:p text:style-name="P2"><text:span text:style-name="T5">LINKS OF UPLOADED DOCUMENTS ON YOUR SCHOOL'S </text:span></text:p>
          </draw:text-box>
        </draw:frame>
        <draw:frame draw:style-name="gr8" draw:text-style-name="P6" draw:layer="layout" svg:width="1.276cm" svg:height="0.348cm" svg:x="11.303cm" svg:y="21.476cm">
          <draw:text-box>
            <text:p text:style-name="P2"><text:span text:style-name="T5">WEBSITE</text:span></text:p>
          </draw:text-box>
        </draw:frame>
        <draw:frame draw:style-name="gr9" draw:text-style-name="P6" draw:layer="layout" svg:width="0.259cm" svg:height="0.276cm" svg:x="0.945cm" svg:y="22.007cm">
          <draw:text-box>
            <text:p text:style-name="P2"><text:span text:style-name="T6">1</text:span></text:p>
          </draw:text-box>
        </draw:frame>
        <draw:frame draw:style-name="gr9" draw:text-style-name="P6" draw:layer="layout" svg:width="4.019cm" svg:height="0.276cm" svg:x="2.124cm" svg:y="22.007cm">
          <draw:text-box>
            <text:p text:style-name="P2"><text:span text:style-name="T6">FEE STRUCTURE OF THE SCHOOL</text:span></text:p>
          </draw:text-box>
        </draw:frame>
        <draw:line draw:style-name="gr11" draw:text-style-name="P1" draw:layer="layout" svg:x1="15.225cm" svg:y1="22.498cm" svg:x2="16.238cm" svg:y2="22.498cm">
          <text:p/>
        </draw:line>
        <draw:frame draw:style-name="gr13" draw:text-style-name="P7" draw:layer="layout" svg:width="1.018cm" svg:height="0.433cm" svg:x="15.226cm" svg:y="22.118cm">
          <draw:text-box>
            <text:p text:style-name="P2"><text:span text:style-name="T9">VIEW</text:span></text:p>
          </draw:text-box>
        </draw:frame>
        <draw:frame draw:style-name="gr9" draw:text-style-name="P6" draw:layer="layout" svg:width="0.259cm" svg:height="0.276cm" svg:x="0.945cm" svg:y="22.864cm">
          <draw:text-box>
            <text:p text:style-name="P2"><text:span text:style-name="T6">2</text:span></text:p>
          </draw:text-box>
        </draw:frame>
        <draw:frame draw:style-name="gr9" draw:text-style-name="P6" draw:layer="layout" svg:width="3.926cm" svg:height="0.276cm" svg:x="2.124cm" svg:y="22.864cm">
          <draw:text-box>
            <text:p text:style-name="P2"><text:span text:style-name="T6">ANNUAL ACADEMIC CALENDAR</text:span></text:p>
          </draw:text-box>
        </draw:frame>
        <draw:frame draw:style-name="gr9" draw:text-style-name="P6" draw:layer="layout" svg:width="0.259cm" svg:height="0.276cm" svg:x="0.945cm" svg:y="23.722cm">
          <draw:text-box>
            <text:p text:style-name="P2"><text:span text:style-name="T6">3</text:span></text:p>
          </draw:text-box>
        </draw:frame>
        <draw:frame draw:style-name="gr9" draw:text-style-name="P6" draw:layer="layout" svg:width="6.233cm" svg:height="0.276cm" svg:x="2.124cm" svg:y="23.722cm">
          <draw:text-box>
            <text:p text:style-name="P2"><text:span text:style-name="T6">LIST OF SCHOOL MANAGEMENT COMMITTEE (SMC)</text:span></text:p>
          </draw:text-box>
        </draw:frame>
        <draw:frame draw:style-name="gr9" draw:text-style-name="P6" draw:layer="layout" svg:width="0.259cm" svg:height="0.276cm" svg:x="0.945cm" svg:y="24.579cm">
          <draw:text-box>
            <text:p text:style-name="P2"><text:span text:style-name="T6">4</text:span></text:p>
          </draw:text-box>
        </draw:frame>
        <draw:frame draw:style-name="gr9" draw:text-style-name="P6" draw:layer="layout" svg:width="7.254cm" svg:height="0.276cm" svg:x="2.124cm" svg:y="24.579cm">
          <draw:text-box>
            <text:p text:style-name="P2"><text:span text:style-name="T6">LIST OF PARENTS TEACHERS ASSOCIATION (PTA) MEMBERS</text:span></text:p>
          </draw:text-box>
        </draw:frame>
        <draw:frame draw:style-name="gr9" draw:text-style-name="P6" draw:layer="layout" svg:width="0.259cm" svg:height="0.276cm" svg:x="0.945cm" svg:y="25.436cm">
          <draw:text-box>
            <text:p text:style-name="P2"><text:span text:style-name="T6">5</text:span></text:p>
          </draw:text-box>
        </draw:frame>
        <draw:frame draw:style-name="gr10" draw:text-style-name="P6" draw:layer="layout" svg:width="7.8cm" svg:height="0.276cm" svg:x="2.124cm" svg:y="25.436cm">
          <draw:text-box>
            <text:p text:style-name="P2"><text:span text:style-name="T7">LAST THREE-YEAR RESULT OF THE BOARD EXAMINATION AS PER </text:span></text:p>
          </draw:text-box>
        </draw:frame>
        <draw:frame draw:style-name="gr9" draw:text-style-name="P6" draw:layer="layout" svg:width="1.89cm" svg:height="0.276cm" svg:x="2.124cm" svg:y="25.778cm">
          <draw:text-box>
            <text:p text:style-name="P2"><text:span text:style-name="T6">APPLICABILITY</text:span></text:p>
          </draw:text-box>
        </draw:frame>
        <draw:line draw:style-name="gr7" draw:text-style-name="P1" draw:layer="layout" svg:x1="0.765cm" svg:y1="27.434cm" svg:x2="20.334cm" svg:y2="27.434cm">
          <text:p/>
        </draw:line>
        <draw:line draw:style-name="gr7" draw:text-style-name="P1" draw:layer="layout" svg:x1="0.765cm" svg:y1="28.076cm" svg:x2="20.334cm" svg:y2="28.076cm">
          <text:p/>
        </draw:line>
        <draw:line draw:style-name="gr7" draw:text-style-name="P1" draw:layer="layout" svg:x1="0.765cm" svg:y1="28.714cm" svg:x2="20.334cm" svg:y2="28.714cm">
          <text:p/>
        </draw:line>
        <draw:line draw:style-name="gr7" draw:text-style-name="P1" draw:layer="layout" svg:x1="0.776cm" svg:y1="27.42cm" svg:x2="0.776cm" svg:y2="28.728cm">
          <text:p/>
        </draw:line>
        <draw:line draw:style-name="gr7" draw:text-style-name="P1" draw:layer="layout" svg:x1="1.957cm" svg:y1="27.42cm" svg:x2="1.957cm" svg:y2="28.728cm">
          <text:p/>
        </draw:line>
        <draw:line draw:style-name="gr7" draw:text-style-name="P1" draw:layer="layout" svg:x1="11.137cm" svg:y1="27.42cm" svg:x2="11.137cm" svg:y2="28.728cm">
          <text:p/>
        </draw:line>
        <draw:line draw:style-name="gr7" draw:text-style-name="P1" draw:layer="layout" svg:x1="20.32cm" svg:y1="27.42cm" svg:x2="20.32cm" svg:y2="28.728cm">
          <text:p/>
        </draw:line>
        <draw:frame draw:style-name="gr14" draw:text-style-name="P5" draw:layer="layout" svg:width="3.456cm" svg:height="0.353cm" svg:x="0.766cm" svg:y="27.067cm">
          <draw:text-box>
            <text:p text:style-name="P2"><text:span text:style-name="T10">D: STAFF (TEACHING):</text:span></text:p>
          </draw:text-box>
        </draw:frame>
        <draw:frame draw:style-name="gr8" draw:text-style-name="P6" draw:layer="layout" svg:width="0.734cm" svg:height="0.348cm" svg:x="0.945cm" svg:y="27.561cm">
          <draw:text-box>
            <text:p text:style-name="P2"><text:span text:style-name="T5">S No.</text:span></text:p>
          </draw:text-box>
        </draw:frame>
        <draw:frame draw:style-name="gr8" draw:text-style-name="P6" draw:layer="layout" svg:width="2.021cm" svg:height="0.348cm" svg:x="2.124cm" svg:y="27.561cm">
          <draw:text-box>
            <text:p text:style-name="P2"><text:span text:style-name="T5">INFORMATION</text:span></text:p>
          </draw:text-box>
        </draw:frame>
        <draw:frame draw:style-name="gr8" draw:text-style-name="P6" draw:layer="layout" svg:width="1.204cm" svg:height="0.348cm" svg:x="11.303cm" svg:y="27.561cm">
          <draw:text-box>
            <text:p text:style-name="P2"><text:span text:style-name="T5">DETAILS</text:span></text:p>
          </draw:text-box>
        </draw:frame>
        <draw:frame draw:style-name="gr9" draw:text-style-name="P6" draw:layer="layout" svg:width="0.259cm" svg:height="0.276cm" svg:x="0.945cm" svg:y="28.258cm">
          <draw:text-box>
            <text:p text:style-name="P2"><text:span text:style-name="T6">1</text:span></text:p>
          </draw:text-box>
        </draw:frame>
        <draw:frame draw:style-name="gr9" draw:text-style-name="P6" draw:layer="layout" svg:width="1.31cm" svg:height="0.276cm" svg:x="2.124cm" svg:y="28.258cm">
          <draw:text-box>
            <text:p text:style-name="P2"><text:span text:style-name="T6">PRINCIPAL</text:span></text:p>
          </draw:text-box>
        </draw:frame>
      </draw:page>
      <draw:page draw:name="page2" draw:style-name="dp1" draw:master-page-name="master-page53">
        <draw:line draw:style-name="gr7" draw:text-style-name="P1" draw:layer="layout" svg:x1="0.723cm" svg:y1="0.707cm" svg:x2="20.291cm" svg:y2="0.707cm">
          <text:p/>
        </draw:line>
        <draw:line draw:style-name="gr7" draw:text-style-name="P1" draw:layer="layout" svg:x1="0.723cm" svg:y1="3.593cm" svg:x2="20.291cm" svg:y2="3.593cm">
          <text:p/>
        </draw:line>
        <draw:line draw:style-name="gr7" draw:text-style-name="P1" draw:layer="layout" svg:x1="0.723cm" svg:y1="4.249cm" svg:x2="20.291cm" svg:y2="4.249cm">
          <text:p/>
        </draw:line>
        <draw:line draw:style-name="gr7" draw:text-style-name="P1" draw:layer="layout" svg:x1="0.723cm" svg:y1="4.902cm" svg:x2="20.291cm" svg:y2="4.902cm">
          <text:p/>
        </draw:line>
        <draw:line draw:style-name="gr7" draw:text-style-name="P1" draw:layer="layout" svg:x1="0.723cm" svg:y1="5.558cm" svg:x2="20.291cm" svg:y2="5.558cm">
          <text:p/>
        </draw:line>
        <draw:line draw:style-name="gr7" draw:text-style-name="P1" draw:layer="layout" svg:x1="0.733cm" svg:y1="0.693cm" svg:x2="0.733cm" svg:y2="5.572cm">
          <text:p/>
        </draw:line>
        <draw:line draw:style-name="gr7" draw:text-style-name="P1" draw:layer="layout" svg:x1="1.915cm" svg:y1="0.693cm" svg:x2="1.915cm" svg:y2="5.572cm">
          <text:p/>
        </draw:line>
        <draw:line draw:style-name="gr7" draw:text-style-name="P1" draw:layer="layout" svg:x1="11.094cm" svg:y1="3.579cm" svg:x2="11.094cm" svg:y2="5.572cm">
          <text:p/>
        </draw:line>
        <draw:line draw:style-name="gr7" draw:text-style-name="P1" draw:layer="layout" svg:x1="20.277cm" svg:y1="0.693cm" svg:x2="20.277cm" svg:y2="5.572cm">
          <text:p/>
        </draw:line>
        <draw:frame draw:style-name="gr4" draw:text-style-name="P3" draw:layer="layout" svg:width="0.811cm" svg:height="0.221cm" svg:x="10.869cm" svg:y="0.345cm">
          <draw:text-box>
            <text:p text:style-name="P2"><text:span text:style-name="T2">- SARAS</text:span></text:p>
          </draw:text-box>
        </draw:frame>
        <draw:frame draw:style-name="gr9" draw:text-style-name="P6" draw:layer="layout" svg:width="0.259cm" svg:height="0.276cm" svg:x="0.903cm" svg:y="0.897cm">
          <draw:text-box>
            <text:p text:style-name="P2"><text:span text:style-name="T6">2</text:span></text:p>
          </draw:text-box>
        </draw:frame>
        <draw:frame draw:style-name="gr9" draw:text-style-name="P6" draw:layer="layout" svg:width="0.259cm" svg:height="0.276cm" svg:x="0.903cm" svg:y="3.783cm">
          <draw:text-box>
            <text:p text:style-name="P2"><text:span text:style-name="T6">3</text:span></text:p>
          </draw:text-box>
        </draw:frame>
        <draw:frame draw:style-name="gr9" draw:text-style-name="P6" draw:layer="layout" svg:width="3.287cm" svg:height="0.276cm" svg:x="2.081cm" svg:y="3.783cm">
          <draw:text-box>
            <text:p text:style-name="P2"><text:span text:style-name="T6">TEACHERS SECTION RATIO</text:span></text:p>
          </draw:text-box>
        </draw:frame>
        <draw:frame draw:style-name="gr9" draw:text-style-name="P6" draw:layer="layout" svg:width="0.455cm" svg:height="0.276cm" svg:x="11.261cm" svg:y="3.783cm">
          <draw:text-box>
            <text:p text:style-name="P2"><text:span text:style-name="T6">1:14</text:span></text:p>
          </draw:text-box>
        </draw:frame>
        <draw:frame draw:style-name="gr9" draw:text-style-name="P6" draw:layer="layout" svg:width="0.259cm" svg:height="0.276cm" svg:x="0.903cm" svg:y="4.439cm">
          <draw:text-box>
            <text:p text:style-name="P2"><text:span text:style-name="T6">4</text:span></text:p>
          </draw:text-box>
        </draw:frame>
        <draw:frame draw:style-name="gr9" draw:text-style-name="P6" draw:layer="layout" svg:width="3.981cm" svg:height="0.276cm" svg:x="2.081cm" svg:y="4.439cm">
          <draw:text-box>
            <text:p text:style-name="P2"><text:span text:style-name="T6">DETAILS OF SPECIAL EDUCATOR</text:span></text:p>
          </draw:text-box>
        </draw:frame>
        <draw:frame draw:style-name="gr9" draw:text-style-name="P6" draw:layer="layout" svg:width="0.259cm" svg:height="0.276cm" svg:x="11.261cm" svg:y="4.439cm">
          <draw:text-box>
            <text:p text:style-name="P2"><text:span text:style-name="T6">0</text:span></text:p>
          </draw:text-box>
        </draw:frame>
        <draw:frame draw:style-name="gr9" draw:text-style-name="P6" draw:layer="layout" svg:width="0.259cm" svg:height="0.276cm" svg:x="0.903cm" svg:y="5.091cm">
          <draw:text-box>
            <text:p text:style-name="P2"><text:span text:style-name="T6">5</text:span></text:p>
          </draw:text-box>
        </draw:frame>
        <draw:frame draw:style-name="gr9" draw:text-style-name="P6" draw:layer="layout" svg:width="6.267cm" svg:height="0.276cm" svg:x="2.081cm" svg:y="5.091cm">
          <draw:text-box>
            <text:p text:style-name="P2"><text:span text:style-name="T6">DETAILS OF COUNSELOR AND WELLNESS TEACHER</text:span></text:p>
          </draw:text-box>
        </draw:frame>
        <draw:line draw:style-name="gr7" draw:text-style-name="P1" draw:layer="layout" svg:x1="0.723cm" svg:y1="6.302cm" svg:x2="20.291cm" svg:y2="6.302cm">
          <text:p/>
        </draw:line>
        <draw:line draw:style-name="gr7" draw:text-style-name="P1" draw:layer="layout" svg:x1="0.723cm" svg:y1="7.491cm" svg:x2="20.291cm" svg:y2="7.491cm">
          <text:p/>
        </draw:line>
        <draw:line draw:style-name="gr7" draw:text-style-name="P1" draw:layer="layout" svg:x1="0.723cm" svg:y1="8.147cm" svg:x2="20.291cm" svg:y2="8.147cm">
          <text:p/>
        </draw:line>
        <draw:line draw:style-name="gr7" draw:text-style-name="P1" draw:layer="layout" svg:x1="0.733cm" svg:y1="6.288cm" svg:x2="0.733cm" svg:y2="8.161cm">
          <text:p/>
        </draw:line>
        <draw:line draw:style-name="gr7" draw:text-style-name="P1" draw:layer="layout" svg:x1="1.71cm" svg:y1="6.288cm" svg:x2="1.71cm" svg:y2="8.161cm">
          <text:p/>
        </draw:line>
        <draw:line draw:style-name="gr7" draw:text-style-name="P1" draw:layer="layout" svg:x1="4.642cm" svg:y1="6.288cm" svg:x2="4.642cm" svg:y2="8.161cm">
          <text:p/>
        </draw:line>
        <draw:line draw:style-name="gr7" draw:text-style-name="P1" draw:layer="layout" svg:x1="7.574cm" svg:y1="6.288cm" svg:x2="7.574cm" svg:y2="8.161cm">
          <text:p/>
        </draw:line>
        <draw:line draw:style-name="gr7" draw:text-style-name="P1" draw:layer="layout" svg:x1="10.505cm" svg:y1="6.288cm" svg:x2="10.505cm" svg:y2="8.161cm">
          <text:p/>
        </draw:line>
        <draw:line draw:style-name="gr7" draw:text-style-name="P1" draw:layer="layout" svg:x1="13.437cm" svg:y1="6.288cm" svg:x2="13.437cm" svg:y2="8.161cm">
          <text:p/>
        </draw:line>
        <draw:line draw:style-name="gr7" draw:text-style-name="P1" draw:layer="layout" svg:x1="20.277cm" svg:y1="6.288cm" svg:x2="20.277cm" svg:y2="8.161cm">
          <text:p/>
        </draw:line>
        <draw:frame draw:style-name="gr15" draw:text-style-name="P8" draw:layer="layout" svg:width="2.809cm" svg:height="0.369cm" svg:x="0.727cm" svg:y="5.916cm">
          <draw:text-box>
            <text:p text:style-name="P2"><text:span text:style-name="T11">RESULT CLASS: X</text:span></text:p>
          </draw:text-box>
        </draw:frame>
        <draw:frame draw:style-name="gr8" draw:text-style-name="P6" draw:layer="layout" svg:width="0.253cm" svg:height="0.348cm" svg:x="0.903cm" svg:y="6.433cm">
          <draw:text-box>
            <text:p text:style-name="P2"><text:span text:style-name="T5">S</text:span></text:p>
          </draw:text-box>
        </draw:frame>
        <draw:frame draw:style-name="gr8" draw:text-style-name="P6" draw:layer="layout" svg:width="0.468cm" svg:height="0.348cm" svg:x="0.903cm" svg:y="6.796cm">
          <draw:text-box>
            <text:p text:style-name="P2"><text:span text:style-name="T5">No.</text:span></text:p>
          </draw:text-box>
        </draw:frame>
        <draw:frame draw:style-name="gr8" draw:text-style-name="P6" draw:layer="layout" svg:width="0.768cm" svg:height="0.348cm" svg:x="1.88cm" svg:y="6.433cm">
          <draw:text-box>
            <text:p text:style-name="P2"><text:span text:style-name="T5">YEAR</text:span></text:p>
          </draw:text-box>
        </draw:frame>
        <draw:frame draw:style-name="gr8" draw:text-style-name="P6" draw:layer="layout" svg:width="1.06cm" svg:height="0.348cm" svg:x="4.812cm" svg:y="6.433cm">
          <draw:text-box>
            <text:p text:style-name="P2"><text:span text:style-name="T5">NO. OF </text:span></text:p>
          </draw:text-box>
        </draw:frame>
        <draw:frame draw:style-name="gr8" draw:text-style-name="P6" draw:layer="layout" svg:width="1.89cm" svg:height="0.348cm" svg:x="4.812cm" svg:y="6.789cm">
          <draw:text-box>
            <text:p text:style-name="P2"><text:span text:style-name="T5">REGISTERED </text:span></text:p>
          </draw:text-box>
        </draw:frame>
        <draw:frame draw:style-name="gr8" draw:text-style-name="P6" draw:layer="layout" svg:width="1.53cm" svg:height="0.348cm" svg:x="4.812cm" svg:y="7.142cm">
          <draw:text-box>
            <text:p text:style-name="P2"><text:span text:style-name="T5">STUDENTS</text:span></text:p>
          </draw:text-box>
        </draw:frame>
        <draw:frame draw:style-name="gr8" draw:text-style-name="P6" draw:layer="layout" svg:width="1.06cm" svg:height="0.348cm" svg:x="7.74cm" svg:y="6.433cm">
          <draw:text-box>
            <text:p text:style-name="P2"><text:span text:style-name="T5">NO. OF </text:span></text:p>
          </draw:text-box>
        </draw:frame>
        <draw:frame draw:style-name="gr8" draw:text-style-name="P6" draw:layer="layout" svg:width="1.615cm" svg:height="0.348cm" svg:x="7.74cm" svg:y="6.789cm">
          <draw:text-box>
            <text:p text:style-name="P2"><text:span text:style-name="T5">STUDENTS </text:span></text:p>
          </draw:text-box>
        </draw:frame>
        <draw:frame draw:style-name="gr8" draw:text-style-name="P6" draw:layer="layout" svg:width="1.12cm" svg:height="0.348cm" svg:x="7.74cm" svg:y="7.142cm">
          <draw:text-box>
            <text:p text:style-name="P2"><text:span text:style-name="T5">PASSED</text:span></text:p>
          </draw:text-box>
        </draw:frame>
        <draw:frame draw:style-name="gr8" draw:text-style-name="P6" draw:layer="layout" svg:width="0.828cm" svg:height="0.348cm" svg:x="10.672cm" svg:y="6.433cm">
          <draw:text-box>
            <text:p text:style-name="P2"><text:span text:style-name="T5">PASS </text:span></text:p>
          </draw:text-box>
        </draw:frame>
        <draw:frame draw:style-name="gr8" draw:text-style-name="P6" draw:layer="layout" svg:width="1.92cm" svg:height="0.348cm" svg:x="10.672cm" svg:y="6.722cm">
          <draw:text-box>
            <text:p text:style-name="P2"><text:span text:style-name="T5">PERCENTAGE</text:span></text:p>
          </draw:text-box>
        </draw:frame>
        <draw:frame draw:style-name="gr8" draw:text-style-name="P6" draw:layer="layout" svg:width="1.399cm" svg:height="0.348cm" svg:x="13.603cm" svg:y="6.433cm">
          <draw:text-box>
            <text:p text:style-name="P2"><text:span text:style-name="T5">REMARKS</text:span></text:p>
          </draw:text-box>
        </draw:frame>
        <draw:frame draw:style-name="gr9" draw:text-style-name="P6" draw:layer="layout" svg:width="0.259cm" svg:height="0.276cm" svg:x="0.903cm" svg:y="7.681cm">
          <draw:text-box>
            <text:p text:style-name="P2"><text:span text:style-name="T6">1</text:span></text:p>
          </draw:text-box>
        </draw:frame>
        <draw:line draw:style-name="gr7" draw:text-style-name="P1" draw:layer="layout" svg:x1="0.723cm" svg:y1="8.892cm" svg:x2="20.291cm" svg:y2="8.892cm">
          <text:p/>
        </draw:line>
        <draw:line draw:style-name="gr7" draw:text-style-name="P1" draw:layer="layout" svg:x1="0.723cm" svg:y1="10.081cm" svg:x2="20.291cm" svg:y2="10.081cm">
          <text:p/>
        </draw:line>
        <draw:line draw:style-name="gr7" draw:text-style-name="P1" draw:layer="layout" svg:x1="0.723cm" svg:y1="10.737cm" svg:x2="20.291cm" svg:y2="10.737cm">
          <text:p/>
        </draw:line>
        <draw:line draw:style-name="gr7" draw:text-style-name="P1" draw:layer="layout" svg:x1="0.733cm" svg:y1="8.878cm" svg:x2="0.733cm" svg:y2="10.751cm">
          <text:p/>
        </draw:line>
        <draw:line draw:style-name="gr7" draw:text-style-name="P1" draw:layer="layout" svg:x1="1.71cm" svg:y1="8.878cm" svg:x2="1.71cm" svg:y2="10.751cm">
          <text:p/>
        </draw:line>
        <draw:line draw:style-name="gr7" draw:text-style-name="P1" draw:layer="layout" svg:x1="4.642cm" svg:y1="8.878cm" svg:x2="4.642cm" svg:y2="10.751cm">
          <text:p/>
        </draw:line>
        <draw:line draw:style-name="gr7" draw:text-style-name="P1" draw:layer="layout" svg:x1="7.574cm" svg:y1="8.878cm" svg:x2="7.574cm" svg:y2="10.751cm">
          <text:p/>
        </draw:line>
        <draw:line draw:style-name="gr7" draw:text-style-name="P1" draw:layer="layout" svg:x1="10.505cm" svg:y1="8.878cm" svg:x2="10.505cm" svg:y2="10.751cm">
          <text:p/>
        </draw:line>
        <draw:line draw:style-name="gr7" draw:text-style-name="P1" draw:layer="layout" svg:x1="13.437cm" svg:y1="8.878cm" svg:x2="13.437cm" svg:y2="10.751cm">
          <text:p/>
        </draw:line>
        <draw:line draw:style-name="gr7" draw:text-style-name="P1" draw:layer="layout" svg:x1="20.277cm" svg:y1="8.878cm" svg:x2="20.277cm" svg:y2="10.751cm">
          <text:p/>
        </draw:line>
        <draw:frame draw:style-name="gr15" draw:text-style-name="P8" draw:layer="layout" svg:width="3.029cm" svg:height="0.369cm" svg:x="0.727cm" svg:y="8.505cm">
          <draw:text-box>
            <text:p text:style-name="P2"><text:span text:style-name="T11">RESULT CLASS: XII</text:span></text:p>
          </draw:text-box>
        </draw:frame>
        <draw:frame draw:style-name="gr8" draw:text-style-name="P6" draw:layer="layout" svg:width="0.253cm" svg:height="0.348cm" svg:x="0.903cm" svg:y="9.022cm">
          <draw:text-box>
            <text:p text:style-name="P2"><text:span text:style-name="T5">S</text:span></text:p>
          </draw:text-box>
        </draw:frame>
        <draw:frame draw:style-name="gr8" draw:text-style-name="P6" draw:layer="layout" svg:width="0.468cm" svg:height="0.348cm" svg:x="0.903cm" svg:y="9.386cm">
          <draw:text-box>
            <text:p text:style-name="P2"><text:span text:style-name="T5">No.</text:span></text:p>
          </draw:text-box>
        </draw:frame>
        <draw:frame draw:style-name="gr8" draw:text-style-name="P6" draw:layer="layout" svg:width="0.768cm" svg:height="0.348cm" svg:x="1.88cm" svg:y="9.022cm">
          <draw:text-box>
            <text:p text:style-name="P2"><text:span text:style-name="T5">YEAR</text:span></text:p>
          </draw:text-box>
        </draw:frame>
        <draw:frame draw:style-name="gr8" draw:text-style-name="P6" draw:layer="layout" svg:width="1.06cm" svg:height="0.348cm" svg:x="4.812cm" svg:y="9.022cm">
          <draw:text-box>
            <text:p text:style-name="P2"><text:span text:style-name="T5">NO. OF </text:span></text:p>
          </draw:text-box>
        </draw:frame>
        <draw:frame draw:style-name="gr8" draw:text-style-name="P6" draw:layer="layout" svg:width="1.89cm" svg:height="0.348cm" svg:x="4.812cm" svg:y="9.379cm">
          <draw:text-box>
            <text:p text:style-name="P2"><text:span text:style-name="T5">REGISTERED </text:span></text:p>
          </draw:text-box>
        </draw:frame>
        <draw:frame draw:style-name="gr8" draw:text-style-name="P6" draw:layer="layout" svg:width="1.53cm" svg:height="0.348cm" svg:x="4.812cm" svg:y="9.732cm">
          <draw:text-box>
            <text:p text:style-name="P2"><text:span text:style-name="T5">STUDENTS</text:span></text:p>
          </draw:text-box>
        </draw:frame>
        <draw:frame draw:style-name="gr8" draw:text-style-name="P6" draw:layer="layout" svg:width="1.06cm" svg:height="0.348cm" svg:x="7.74cm" svg:y="9.022cm">
          <draw:text-box>
            <text:p text:style-name="P2"><text:span text:style-name="T5">NO. OF </text:span></text:p>
          </draw:text-box>
        </draw:frame>
        <draw:frame draw:style-name="gr8" draw:text-style-name="P6" draw:layer="layout" svg:width="1.615cm" svg:height="0.348cm" svg:x="7.74cm" svg:y="9.379cm">
          <draw:text-box>
            <text:p text:style-name="P2"><text:span text:style-name="T5">STUDENTS </text:span></text:p>
          </draw:text-box>
        </draw:frame>
        <draw:frame draw:style-name="gr8" draw:text-style-name="P6" draw:layer="layout" svg:width="1.12cm" svg:height="0.348cm" svg:x="7.74cm" svg:y="9.732cm">
          <draw:text-box>
            <text:p text:style-name="P2"><text:span text:style-name="T5">PASSED</text:span></text:p>
          </draw:text-box>
        </draw:frame>
        <draw:frame draw:style-name="gr8" draw:text-style-name="P6" draw:layer="layout" svg:width="0.828cm" svg:height="0.348cm" svg:x="10.672cm" svg:y="9.022cm">
          <draw:text-box>
            <text:p text:style-name="P2"><text:span text:style-name="T5">PASS </text:span></text:p>
          </draw:text-box>
        </draw:frame>
        <draw:frame draw:style-name="gr8" draw:text-style-name="P6" draw:layer="layout" svg:width="1.92cm" svg:height="0.348cm" svg:x="10.672cm" svg:y="9.312cm">
          <draw:text-box>
            <text:p text:style-name="P2"><text:span text:style-name="T5">PERCENTAGE</text:span></text:p>
          </draw:text-box>
        </draw:frame>
        <draw:frame draw:style-name="gr8" draw:text-style-name="P6" draw:layer="layout" svg:width="1.399cm" svg:height="0.348cm" svg:x="13.603cm" svg:y="9.022cm">
          <draw:text-box>
            <text:p text:style-name="P2"><text:span text:style-name="T5">REMARKS</text:span></text:p>
          </draw:text-box>
        </draw:frame>
        <draw:frame draw:style-name="gr9" draw:text-style-name="P6" draw:layer="layout" svg:width="0.259cm" svg:height="0.276cm" svg:x="0.903cm" svg:y="10.27cm">
          <draw:text-box>
            <text:p text:style-name="P2"><text:span text:style-name="T6">1</text:span></text:p>
          </draw:text-box>
        </draw:frame>
        <draw:line draw:style-name="gr7" draw:text-style-name="P1" draw:layer="layout" svg:x1="0.723cm" svg:y1="11.481cm" svg:x2="20.291cm" svg:y2="11.481cm">
          <text:p/>
        </draw:line>
        <draw:line draw:style-name="gr7" draw:text-style-name="P1" draw:layer="layout" svg:x1="0.723cm" svg:y1="12.134cm" svg:x2="20.291cm" svg:y2="12.134cm">
          <text:p/>
        </draw:line>
        <draw:line draw:style-name="gr7" draw:text-style-name="P1" draw:layer="layout" svg:x1="0.723cm" svg:y1="12.79cm" svg:x2="20.291cm" svg:y2="12.79cm">
          <text:p/>
        </draw:line>
        <draw:line draw:style-name="gr7" draw:text-style-name="P1" draw:layer="layout" svg:x1="0.723cm" svg:y1="13.442cm" svg:x2="20.291cm" svg:y2="13.442cm">
          <text:p/>
        </draw:line>
        <draw:line draw:style-name="gr7" draw:text-style-name="P1" draw:layer="layout" svg:x1="0.723cm" svg:y1="14.204cm" svg:x2="20.291cm" svg:y2="14.204cm">
          <text:p/>
        </draw:line>
        <draw:line draw:style-name="gr7" draw:text-style-name="P1" draw:layer="layout" svg:x1="0.723cm" svg:y1="14.857cm" svg:x2="20.291cm" svg:y2="14.857cm">
          <text:p/>
        </draw:line>
        <draw:line draw:style-name="gr7" draw:text-style-name="P1" draw:layer="layout" svg:x1="0.723cm" svg:y1="15.513cm" svg:x2="20.291cm" svg:y2="15.513cm">
          <text:p/>
        </draw:line>
        <draw:line draw:style-name="gr7" draw:text-style-name="P1" draw:layer="layout" svg:x1="0.723cm" svg:y1="16.166cm" svg:x2="20.291cm" svg:y2="16.166cm">
          <text:p/>
        </draw:line>
        <draw:line draw:style-name="gr7" draw:text-style-name="P1" draw:layer="layout" svg:x1="0.723cm" svg:y1="17.189cm" svg:x2="20.291cm" svg:y2="17.189cm">
          <text:p/>
        </draw:line>
        <draw:line draw:style-name="gr7" draw:text-style-name="P1" draw:layer="layout" svg:x1="0.733cm" svg:y1="11.467cm" svg:x2="0.733cm" svg:y2="17.203cm">
          <text:p/>
        </draw:line>
        <draw:line draw:style-name="gr7" draw:text-style-name="P1" draw:layer="layout" svg:x1="1.915cm" svg:y1="11.467cm" svg:x2="1.915cm" svg:y2="17.203cm">
          <text:p/>
        </draw:line>
        <draw:line draw:style-name="gr7" draw:text-style-name="P1" draw:layer="layout" svg:x1="11.094cm" svg:y1="11.467cm" svg:x2="11.094cm" svg:y2="17.203cm">
          <text:p/>
        </draw:line>
        <draw:line draw:style-name="gr7" draw:text-style-name="P1" draw:layer="layout" svg:x1="20.277cm" svg:y1="11.467cm" svg:x2="20.277cm" svg:y2="17.203cm">
          <text:p/>
        </draw:line>
        <draw:frame draw:style-name="gr16" draw:text-style-name="P8" draw:layer="layout" svg:width="4.773cm" svg:height="0.369cm" svg:x="0.727cm" svg:y="11.095cm">
          <draw:text-box>
            <text:p text:style-name="P2"><text:span text:style-name="T12">E: <text:s text:c="2"/>SCHOOL INFRASTRUCTURE:</text:span></text:p>
          </draw:text-box>
        </draw:frame>
        <draw:frame draw:style-name="gr8" draw:text-style-name="P6" draw:layer="layout" svg:width="0.734cm" svg:height="0.348cm" svg:x="0.903cm" svg:y="11.612cm">
          <draw:text-box>
            <text:p text:style-name="P2"><text:span text:style-name="T5">S No.</text:span></text:p>
          </draw:text-box>
        </draw:frame>
        <draw:frame draw:style-name="gr8" draw:text-style-name="P6" draw:layer="layout" svg:width="2.021cm" svg:height="0.348cm" svg:x="2.081cm" svg:y="11.612cm">
          <draw:text-box>
            <text:p text:style-name="P2"><text:span text:style-name="T5">INFORMATION</text:span></text:p>
          </draw:text-box>
        </draw:frame>
        <draw:frame draw:style-name="gr8" draw:text-style-name="P6" draw:layer="layout" svg:width="1.204cm" svg:height="0.348cm" svg:x="11.261cm" svg:y="11.612cm">
          <draw:text-box>
            <text:p text:style-name="P2"><text:span text:style-name="T5">DETAILS</text:span></text:p>
          </draw:text-box>
        </draw:frame>
        <draw:frame draw:style-name="gr9" draw:text-style-name="P6" draw:layer="layout" svg:width="0.259cm" svg:height="0.276cm" svg:x="0.903cm" svg:y="12.323cm">
          <draw:text-box>
            <text:p text:style-name="P2"><text:span text:style-name="T6">1</text:span></text:p>
          </draw:text-box>
        </draw:frame>
        <draw:frame draw:style-name="gr9" draw:text-style-name="P6" draw:layer="layout" svg:width="6.898cm" svg:height="0.276cm" svg:x="2.081cm" svg:y="12.323cm">
          <draw:text-box>
            <text:p text:style-name="P2"><text:span text:style-name="T6">TOTAL CAMPUS AREA OF THE SCHOOL (IN SQUARE MTR)</text:span></text:p>
          </draw:text-box>
        </draw:frame>
        <draw:frame draw:style-name="gr9" draw:text-style-name="P6" draw:layer="layout" svg:width="0.51cm" svg:height="0.276cm" svg:x="11.261cm" svg:y="12.323cm">
          <draw:text-box>
            <text:p text:style-name="P2"><text:span text:style-name="T6">9690</text:span></text:p>
          </draw:text-box>
        </draw:frame>
        <draw:frame draw:style-name="gr9" draw:text-style-name="P6" draw:layer="layout" svg:width="0.259cm" svg:height="0.276cm" svg:x="0.903cm" svg:y="12.98cm">
          <draw:text-box>
            <text:p text:style-name="P2"><text:span text:style-name="T6">2</text:span></text:p>
          </draw:text-box>
        </draw:frame>
        <draw:frame draw:style-name="gr9" draw:text-style-name="P6" draw:layer="layout" svg:width="6.191cm" svg:height="0.276cm" svg:x="2.081cm" svg:y="12.98cm">
          <draw:text-box>
            <text:p text:style-name="P2"><text:span text:style-name="T6">NO. AND SIZE OF THE CLASS ROOMS (IN SQ FTMTR)</text:span></text:p>
          </draw:text-box>
        </draw:frame>
        <draw:frame draw:style-name="gr9" draw:text-style-name="P6" draw:layer="layout" svg:width="1.026cm" svg:height="0.276cm" svg:x="11.261cm" svg:y="12.98cm">
          <draw:text-box>
            <text:p text:style-name="P2"><text:span text:style-name="T6">24 &amp; 68.7</text:span></text:p>
          </draw:text-box>
        </draw:frame>
        <draw:frame draw:style-name="gr9" draw:text-style-name="P6" draw:layer="layout" svg:width="0.259cm" svg:height="0.276cm" svg:x="0.903cm" svg:y="13.632cm">
          <draw:text-box>
            <text:p text:style-name="P2"><text:span text:style-name="T6">3</text:span></text:p>
          </draw:text-box>
        </draw:frame>
        <draw:frame draw:style-name="gr9" draw:text-style-name="P6" draw:layer="layout" svg:width="8.507cm" svg:height="0.276cm" svg:x="2.081cm" svg:y="13.632cm">
          <draw:text-box>
            <text:p text:style-name="P2"><text:span text:style-name="T6">NO. AND SIZE OF LABORATORIES INCLUDING COMPUTER LABS (IN SQ </text:span></text:p>
          </draw:text-box>
        </draw:frame>
        <draw:frame draw:style-name="gr9" draw:text-style-name="P6" draw:layer="layout" svg:width="0.637cm" svg:height="0.276cm" svg:x="2.081cm" svg:y="13.918cm">
          <draw:text-box>
            <text:p text:style-name="P2"><text:span text:style-name="T6">MTR)</text:span></text:p>
          </draw:text-box>
        </draw:frame>
        <draw:frame draw:style-name="gr9" draw:text-style-name="P6" draw:layer="layout" svg:width="1.026cm" svg:height="0.276cm" svg:x="11.261cm" svg:y="13.632cm">
          <draw:text-box>
            <text:p text:style-name="P2"><text:span text:style-name="T6">03 &amp; 68.7</text:span></text:p>
          </draw:text-box>
        </draw:frame>
        <draw:frame draw:style-name="gr9" draw:text-style-name="P6" draw:layer="layout" svg:width="0.259cm" svg:height="0.276cm" svg:x="0.903cm" svg:y="14.394cm">
          <draw:text-box>
            <text:p text:style-name="P2"><text:span text:style-name="T6">4</text:span></text:p>
          </draw:text-box>
        </draw:frame>
        <draw:frame draw:style-name="gr9" draw:text-style-name="P6" draw:layer="layout" svg:width="2.466cm" svg:height="0.276cm" svg:x="2.081cm" svg:y="14.394cm">
          <draw:text-box>
            <text:p text:style-name="P2"><text:span text:style-name="T6">INTERNET FACILITY</text:span></text:p>
          </draw:text-box>
        </draw:frame>
        <draw:frame draw:style-name="gr9" draw:text-style-name="P6" draw:layer="layout" svg:width="0.48cm" svg:height="0.276cm" svg:x="11.261cm" svg:y="14.394cm">
          <draw:text-box>
            <text:p text:style-name="P2"><text:span text:style-name="T6">YES</text:span></text:p>
          </draw:text-box>
        </draw:frame>
        <draw:frame draw:style-name="gr9" draw:text-style-name="P6" draw:layer="layout" svg:width="0.259cm" svg:height="0.276cm" svg:x="0.903cm" svg:y="15.047cm">
          <draw:text-box>
            <text:p text:style-name="P2"><text:span text:style-name="T6">5</text:span></text:p>
          </draw:text-box>
        </draw:frame>
        <draw:frame draw:style-name="gr9" draw:text-style-name="P6" draw:layer="layout" svg:width="2.707cm" svg:height="0.276cm" svg:x="2.081cm" svg:y="15.047cm">
          <draw:text-box>
            <text:p text:style-name="P2"><text:span text:style-name="T6">NO. OF GIRLS TOILETS</text:span></text:p>
          </draw:text-box>
        </draw:frame>
        <draw:frame draw:style-name="gr9" draw:text-style-name="P6" draw:layer="layout" svg:width="0.259cm" svg:height="0.276cm" svg:x="11.261cm" svg:y="15.047cm">
          <draw:text-box>
            <text:p text:style-name="P2"><text:span text:style-name="T6">8</text:span></text:p>
          </draw:text-box>
        </draw:frame>
        <draw:frame draw:style-name="gr9" draw:text-style-name="P6" draw:layer="layout" svg:width="0.259cm" svg:height="0.276cm" svg:x="0.903cm" svg:y="15.703cm">
          <draw:text-box>
            <text:p text:style-name="P2"><text:span text:style-name="T6">6</text:span></text:p>
          </draw:text-box>
        </draw:frame>
        <draw:frame draw:style-name="gr9" draw:text-style-name="P6" draw:layer="layout" svg:width="2.648cm" svg:height="0.276cm" svg:x="2.081cm" svg:y="15.703cm">
          <draw:text-box>
            <text:p text:style-name="P2"><text:span text:style-name="T6">NO. OF BOYS TOILETS</text:span></text:p>
          </draw:text-box>
        </draw:frame>
        <draw:frame draw:style-name="gr9" draw:text-style-name="P6" draw:layer="layout" svg:width="0.259cm" svg:height="0.276cm" svg:x="11.261cm" svg:y="15.703cm">
          <draw:text-box>
            <text:p text:style-name="P2"><text:span text:style-name="T6">8</text:span></text:p>
          </draw:text-box>
        </draw:frame>
        <draw:frame draw:style-name="gr9" draw:text-style-name="P6" draw:layer="layout" svg:width="0.259cm" svg:height="0.276cm" svg:x="0.903cm" svg:y="16.356cm">
          <draw:text-box>
            <text:p text:style-name="P2"><text:span text:style-name="T6">7</text:span></text:p>
          </draw:text-box>
        </draw:frame>
        <draw:frame draw:style-name="gr9" draw:text-style-name="P6" draw:layer="layout" svg:width="8.498cm" svg:height="0.276cm" svg:x="2.081cm" svg:y="16.356cm">
          <draw:text-box>
            <text:p text:style-name="P2"><text:span text:style-name="T6">LINK OF YOUTUBE VIDEO OF THE INSPECTION OF SCHOOL COVERING </text:span></text:p>
          </draw:text-box>
        </draw:frame>
        <draw:frame draw:style-name="gr9" draw:text-style-name="P6" draw:layer="layout" svg:width="4.82cm" svg:height="0.276cm" svg:x="2.081cm" svg:y="16.705cm">
          <draw:text-box>
            <text:p text:style-name="P2"><text:span text:style-name="T6">THE INFRASTRUCTURE OF THE SCHOOL</text:span></text:p>
          </draw:text-box>
        </draw:frame>
        <draw:line draw:style-name="gr17" draw:text-style-name="P1" draw:layer="layout" svg:x1="11.26cm" svg:y1="16.596cm" svg:x2="20.143cm" svg:y2="16.596cm">
          <text:p/>
        </draw:line>
        <draw:line draw:style-name="gr7" draw:text-style-name="P1" draw:layer="layout" svg:x1="2.204cm" svg:y1="1.021cm" svg:x2="20.256cm" svg:y2="1.021cm">
          <text:p/>
        </draw:line>
        <draw:line draw:style-name="gr7" draw:text-style-name="P1" draw:layer="layout" svg:x1="2.204cm" svg:y1="1.639cm" svg:x2="20.256cm" svg:y2="1.639cm">
          <text:p/>
        </draw:line>
        <draw:line draw:style-name="gr7" draw:text-style-name="P1" draw:layer="layout" svg:x1="2.204cm" svg:y1="2.256cm" svg:x2="20.256cm" svg:y2="2.256cm">
          <text:p/>
        </draw:line>
        <draw:line draw:style-name="gr7" draw:text-style-name="P1" draw:layer="layout" svg:x1="2.204cm" svg:y1="2.873cm" svg:x2="20.256cm" svg:y2="2.873cm">
          <text:p/>
        </draw:line>
        <draw:line draw:style-name="gr7" draw:text-style-name="P1" draw:layer="layout" svg:x1="2.204cm" svg:y1="3.491cm" svg:x2="20.256cm" svg:y2="3.491cm">
          <text:p/>
        </draw:line>
        <draw:line draw:style-name="gr7" draw:text-style-name="P1" draw:layer="layout" svg:x1="2.215cm" svg:y1="1.007cm" svg:x2="2.215cm" svg:y2="3.505cm">
          <text:p/>
        </draw:line>
        <draw:line draw:style-name="gr7" draw:text-style-name="P1" draw:layer="layout" svg:x1="11.228cm" svg:y1="1.007cm" svg:x2="11.228cm" svg:y2="3.505cm">
          <text:p/>
        </draw:line>
        <draw:frame draw:style-name="gr9" draw:text-style-name="P6" draw:layer="layout" svg:width="8.812cm" svg:height="0.276cm" svg:x="11.261cm" svg:y="16.356cm">
          <draw:text-box>
            <text:p text:style-name="P2"><text:span text:style-name="T13">Inspection of Shri Maa Sharda International Public School, Bilayan Ait,4 Distt. Jalaun</text:span></text:p>
          </draw:text-box>
        </draw:frame>
        <draw:frame draw:style-name="gr9" draw:text-style-name="P6" draw:layer="layout" svg:width="3.088cm" svg:height="0.276cm" svg:x="2.374cm" svg:y="1.193cm">
          <draw:text-box>
            <text:p text:style-name="P2"><text:span text:style-name="T6">TOTAL NO. OF TEACHERS</text:span></text:p>
          </draw:text-box>
        </draw:frame>
        <draw:frame draw:style-name="gr9" draw:text-style-name="P6" draw:layer="layout" svg:width="0.259cm" svg:height="0.276cm" svg:x="11.388cm" svg:y="1.193cm">
          <draw:text-box>
            <text:p text:style-name="P2"><text:span text:style-name="T6">25</text:span></text:p>
          </draw:text-box>
        </draw:frame>
        <draw:frame draw:style-name="gr9" draw:text-style-name="P6" draw:layer="layout" svg:width="0.48cm" svg:height="0.276cm" svg:x="2.374cm" svg:y="1.811cm">
          <draw:text-box>
            <text:p text:style-name="P2"><text:span text:style-name="T6">PGT</text:span></text:p>
          </draw:text-box>
        </draw:frame>
        <draw:frame draw:style-name="gr9" draw:text-style-name="P6" draw:layer="layout" svg:width="0.259cm" svg:height="0.276cm" svg:x="11.388cm" svg:y="1.811cm">
          <draw:text-box>
            <text:p text:style-name="P2"><text:span text:style-name="T6">7</text:span></text:p>
          </draw:text-box>
        </draw:frame>
        <draw:frame draw:style-name="gr9" draw:text-style-name="P6" draw:layer="layout" svg:width="0.497cm" svg:height="0.276cm" svg:x="2.374cm" svg:y="2.428cm">
          <draw:text-box>
            <text:p text:style-name="P2"><text:span text:style-name="T6">TGT</text:span></text:p>
          </draw:text-box>
        </draw:frame>
        <draw:frame draw:style-name="gr9" draw:text-style-name="P6" draw:layer="layout" svg:width="0.259cm" svg:height="0.276cm" svg:x="11.388cm" svg:y="2.428cm">
          <draw:text-box>
            <text:p text:style-name="P2"><text:span text:style-name="T6">12</text:span></text:p>
          </draw:text-box>
        </draw:frame>
        <draw:frame draw:style-name="gr9" draw:text-style-name="P6" draw:layer="layout" svg:width="0.468cm" svg:height="0.276cm" svg:x="2.374cm" svg:y="3.045cm">
          <draw:text-box>
            <text:p text:style-name="P2"><text:span text:style-name="T6">PRT</text:span></text:p>
          </draw:text-box>
        </draw:frame>
        <draw:frame draw:style-name="gr9" draw:text-style-name="P6" draw:layer="layout" svg:width="0.259cm" svg:height="0.276cm" svg:x="11.388cm" svg:y="3.045cm">
          <draw:text-box>
            <text:p text:style-name="P2"><text:span text:style-name="T6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Bodoni MT Black" svg:font-family="'Bodoni MT Black'" style:font-pitch="variable"/>
    <style:font-face style:name="Bodoni MT Black1" svg:font-family="'Bodoni MT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0.6cm" fo:margin-right="0.6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  <style:master-page style:name="master-page5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31T10:01:29.372000000</dc:date>
    <meta:editing-duration>PT6M23S</meta:editing-duration>
    <meta:editing-cycles>1</meta:editing-cycles>
    <meta:document-statistic meta:object-count="293"/>
    <meta:generator>LibreOffice/7.5.2.2$Windows_X86_64 LibreOffice_project/53bb9681a964705cf672590721dbc85eb4d0c3a2</meta:generator>
  </office:meta>
</office:document-meta>
</file>